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80" fo:font-size="24pt" fo:font-weight="bold" style:font-size-asian="24pt" style:font-weight-asian="bold" style:font-size-complex="24pt" style:font-weight-complex="bold"/>
    </style:style>
    <style:style style:name="P2" style:family="paragraph" style:parent-style-name="R_20_Code_20_Chunk">
      <style:text-properties style:font-name="Courier New1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font-name="Courier New1"/>
    </style:style>
    <style:style style:name="T3" style:family="text">
      <style:text-properties style:font-name="Courier New1" fo:font-size="10pt" style:font-size-asian="10pt" style:font-size-complex="10pt"/>
    </style:style>
    <style:style style:name="T4" style:family="text">
      <style:text-properties style:font-name="Arial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RTable1" style:family="table">
      <style:table-properties fo:margin-left="0.05in" fo:margin-right="0.05in" fo:margin-top="0.05in" fo:margin-bottom="0.05in" table:align="margins"/>
    </style:style>
    <style:style style:name="noBorder" style:family="table-cell">
      <style:table-cell-properties style:vertical-align="auto" fo:border-left="none" fo:border-right="none" fo:border-top="none" fo:border-bottom="none" fo:padding="0.0382in" fo:background-color="transparent"/>
    </style:style>
    <style:style style:name="lowerBorder" style:family="table-cell">
      <style:table-cell-properties style:vertical-align="auto" fo:border-left="none" fo:border-right="none" fo:border-top="none" fo:border-bottom="0.0007in solid #000000" fo:padding="0.0382in" fo:background-color="#FFFFFF"/>
    </style:style>
    <style:style style:name="basicFigFrame" style:family="graphic" style:parent-style-name="Frame">
      <style:graphic-properties style:vertical-pos="from-top" style:vertical-rel="paragraph" style:horizontal-pos="center" style:horizontal-rel="paragraph" fo:background-color="transparent" style:wrap="none" fo:border-left="0.0008in solid #ffffff" fo:border-right="0.0008in solid #ffffff" fo:border-top="0.0008in solid #ffffff" fo:border-bottom="0.0008in solid #ffffff" fo:padding="0.02in"/>
    </style:style>
    <style:style style:name="RbulletParagraph" style:family="paragraph" style:parent-style-name="ArialNormal" style:list-style-name="Rbullet"/>
    <text:list-style style:name="Rbullet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"Risk" Probability Calculator</text:p>
      <text:p text:style-name="Standard"/>
      <text:p text:style-name="Standard">Recall that...</text:p>
      <text:p text:style-name="Standard"/>
      <text:p text:style-name="Standard"><draw:frame draw:style-name="fr1" draw:name="Object1" text:anchor-type="as-char" svg:width="1.4071in" svg:height="0.4484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><draw:frame draw:style-name="fr1" draw:name="Object2" text:anchor-type="as-char" svg:width="1.9925in" svg:height="0.4484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><draw:frame draw:style-name="fr1" draw:name="Object3" text:anchor-type="as-char" svg:width="2.2138in" svg:height="0.516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/>
      <text:p text:style-name="Standard">Also recall from Risk that the defending player wins ties. <text:s/>Let <text:span text:style-name="T1">m</text:span> be the number of attacking die and <text:span text:style-name="T1">n</text:span> be the number of defending die and let there be <text:span text:style-name="T1">k</text:span> sides to each die. <text:s/>Let <text:span text:style-name="T1">X</text:span> be the random variable for an attacking die and let <text:span text:style-name="T1">Y</text:span> be the random variable for the defending die. </text:p>
      <text:p text:style-name="Standard"/>
      <text:p text:style-name="Standard"><draw:frame draw:style-name="fr1" draw:name="Object5" text:anchor-type="as-char" svg:width="1.8516in" svg:height="0.1902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/>
      <text:p text:style-name="Standard">Now,</text:p>
      <text:p text:style-name="Standard"/>
      <text:p text:style-name="Standard"><draw:frame draw:style-name="fr1" draw:name="Object4" text:anchor-type="as-char" svg:width="4.5602in" svg:height="2.6807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p text:style-name="R_20_Code_20_Chunk"/>
      <text:p text:style-name="Standard">The probability of the attacker defeating the defender with 1 six-sided die is 0.417.</text:p>
      <text:p text:style-name="Standard"><text:soft-page-break/></text:p>
      <text:p text:style-name="Standard">Similarly, for two attacking die versus one defender,</text:p>
      <text:p text:style-name="Standard"/>
      <text:p text:style-name="Standard"><draw:frame draw:style-name="fr2" draw:name="Object6" text:anchor-type="as-char" svg:y="0in" svg:width="6.7799in" svg:height="2.4535in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R_20_Code_20_Chunk"/>
      <text:p text:style-name="Standard">The probability of two attackers defeating one defender with six-sided die is 0.579.</text:p>
      <text:p text:style-name="Standard"/>
      <text:p text:style-name="Standard">And for three attackers against one defender,</text:p>
      <text:p text:style-name="Standard"/>
      <text:p text:style-name="Standard"><draw:frame draw:style-name="fr2" draw:name="Object7" text:anchor-type="as-char" svg:y="-0.0063in" svg:width="6.0217in" svg:height="2.7339in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R_20_Code_20_Chunk"/>
      <text:p text:style-name="Standard">The probability of three attackers defeating one defender with six-sided die is 0.66.</text:p>
      <text:p text:style-name="Standard"/>
      <text:p text:style-name="Standard">Now for one attacker against two defenders,</text:p>
      <text:p text:style-name="Standard"><text:soft-page-break/><draw:frame draw:style-name="fr2" draw:name="Object8" text:anchor-type="as-char" svg:y="-0.0063in" svg:width="6.25in" svg:height="1.9752in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Standard"/>
      <text:p text:style-name="R_20_Code_20_Chunk"/>
      <text:p text:style-name="Standard">The probability of one attacker defeating two defenders with six-sided die is 0.255.</text:p>
      <text:p text:style-name="Standard"/>
      <text:p text:style-name="Standard">A battle of two attackers versus two defenders can result in an attacker win, a one-for-one split, or a defender win. <text:s/>Similarly for three attackers versus two defenders.</text:p>
      <text:p text:style-name="Standard"/>
      <text:p text:style-name="Standard"/>
      <text:p text:style-name="Standard">For two attackers versus two defenders, the probability of two attacker wins is 0.228. <text:s/>The probability of one attacker win is 0.324, and the probability of two attacker losses is 0.448.</text:p>
      <text:p text:style-name="Standard"/>
      <text:p text:style-name="Standard">For three attackers versus two defenders, the probability of two attacker wins is 0.372. <text:s/>The probability of one attacker win is 0.336, and the probability of two attacker losses is 0.293.</text:p>
      <text:p text:style-name="Standard"/>
      <text:h text:style-name="Heading_20_2" text:outline-level="2">Attacker and Defender Base Case</text:h>
      <text:p text:style-name="R_20_Code_20_Chunk"/>
      <table:table table:name="Table374" table:style-name="RTable1">
        <table:table-column table:number-columns-repeated="11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1</text:p>
            </table:table-cell>
            <table:table-cell table:style-name="lowerBorder" office:value-type="string">
              <text:p text:style-name="ArialCenteredBold">2</text:p>
            </table:table-cell>
            <table:table-cell table:style-name="lowerBorder" office:value-type="string">
              <text:p text:style-name="ArialCenteredBold">3</text:p>
            </table:table-cell>
            <table:table-cell table:style-name="lowerBorder" office:value-type="string">
              <text:p text:style-name="ArialCenteredBold">4</text:p>
            </table:table-cell>
            <table:table-cell table:style-name="lowerBorder" office:value-type="string">
              <text:p text:style-name="ArialCenteredBold">5</text:p>
            </table:table-cell>
            <table:table-cell table:style-name="lowerBorder" office:value-type="string">
              <text:p text:style-name="ArialCenteredBold">6</text:p>
            </table:table-cell>
            <table:table-cell table:style-name="lowerBorder" office:value-type="string">
              <text:p text:style-name="ArialCenteredBold">7</text:p>
            </table:table-cell>
            <table:table-cell table:style-name="lowerBorder" office:value-type="string">
              <text:p text:style-name="ArialCenteredBold">8</text:p>
            </table:table-cell>
            <table:table-cell table:style-name="lowerBorder" office:value-type="string">
              <text:p text:style-name="ArialCenteredBold">9</text:p>
            </table:table-cell>
            <table:table-cell table:style-name="lowerBorder" office:value-type="string">
              <text:p text:style-name="ArialCenteredBold">10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double" table:style-name="noBorder">
            <text:p text:style-name="ArialCentered">0.417</text:p>
          </table:table-cell>
          <table:table-cell office:value-type="double" table:style-name="noBorder">
            <text:p text:style-name="ArialCentered">0.106</text:p>
          </table:table-cell>
          <table:table-cell office:value-type="double" table:style-name="noBorder">
            <text:p text:style-name="ArialCentered">0.027</text:p>
          </table:table-cell>
          <table:table-cell office:value-type="double" table:style-name="noBorder">
            <text:p text:style-name="ArialCentered">0.007</text:p>
          </table:table-cell>
          <table:table-cell office:value-type="double" table:style-name="noBorder">
            <text:p text:style-name="ArialCentered">0.002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double" table:style-name="noBorder">
            <text:p text:style-name="ArialCentered">0.754</text:p>
          </table:table-cell>
          <table:table-cell office:value-type="double" table:style-name="noBorder">
            <text:p text:style-name="ArialCentered">0.363</text:p>
          </table:table-cell>
          <table:table-cell office:value-type="double" table:style-name="noBorder">
            <text:p text:style-name="ArialCentered">0.206</text:p>
          </table:table-cell>
          <table:table-cell office:value-type="double" table:style-name="noBorder">
            <text:p text:style-name="ArialCentered">0.091</text:p>
          </table:table-cell>
          <table:table-cell office:value-type="double" table:style-name="noBorder">
            <text:p text:style-name="ArialCentered">0.049</text:p>
          </table:table-cell>
          <table:table-cell office:value-type="double" table:style-name="noBorder">
            <text:p text:style-name="ArialCentered">0.021</text:p>
          </table:table-cell>
          <table:table-cell office:value-type="double" table:style-name="noBorder">
            <text:p text:style-name="ArialCentered">0.011</text:p>
          </table:table-cell>
          <table:table-cell office:value-type="double" table:style-name="noBorder">
            <text:p text:style-name="ArialCentered">0.005</text:p>
          </table:table-cell>
          <table:table-cell office:value-type="double" table:style-name="noBorder">
            <text:p text:style-name="ArialCentered">0.003</text:p>
          </table:table-cell>
          <table:table-cell office:value-type="double" table:style-name="noBorder">
            <text:p text:style-name="ArialCentered">0.001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double" table:style-name="noBorder">
            <text:p text:style-name="ArialCentered">0.916</text:p>
          </table:table-cell>
          <table:table-cell office:value-type="double" table:style-name="noBorder">
            <text:p text:style-name="ArialCentered">0.656</text:p>
          </table:table-cell>
          <table:table-cell office:value-type="double" table:style-name="noBorder">
            <text:p text:style-name="ArialCentered">0.470</text:p>
          </table:table-cell>
          <table:table-cell office:value-type="double" table:style-name="noBorder">
            <text:p text:style-name="ArialCentered">0.315</text:p>
          </table:table-cell>
          <table:table-cell office:value-type="double" table:style-name="noBorder">
            <text:p text:style-name="ArialCentered">0.206</text:p>
          </table:table-cell>
          <table:table-cell office:value-type="double" table:style-name="noBorder">
            <text:p text:style-name="ArialCentered">0.134</text:p>
          </table:table-cell>
          <table:table-cell office:value-type="double" table:style-name="noBorder">
            <text:p text:style-name="ArialCentered">0.084</text:p>
          </table:table-cell>
          <table:table-cell office:value-type="double" table:style-name="noBorder">
            <text:p text:style-name="ArialCentered">0.054</text:p>
          </table:table-cell>
          <table:table-cell office:value-type="double" table:style-name="noBorder">
            <text:p text:style-name="ArialCentered">0.033</text:p>
          </table:table-cell>
          <table:table-cell office:value-type="double" table:style-name="noBorder">
            <text:p text:style-name="ArialCentered">0.021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double" table:style-name="noBorder">
            <text:p text:style-name="ArialCentered">0.972</text:p>
          </table:table-cell>
          <table:table-cell office:value-type="double" table:style-name="noBorder">
            <text:p text:style-name="ArialCentered">0.785</text:p>
          </table:table-cell>
          <table:table-cell office:value-type="double" table:style-name="noBorder">
            <text:p text:style-name="ArialCentered">0.642</text:p>
          </table:table-cell>
          <table:table-cell office:value-type="double" table:style-name="noBorder">
            <text:p text:style-name="ArialCentered">0.477</text:p>
          </table:table-cell>
          <table:table-cell office:value-type="double" table:style-name="noBorder">
            <text:p text:style-name="ArialCentered">0.359</text:p>
          </table:table-cell>
          <table:table-cell office:value-type="double" table:style-name="noBorder">
            <text:p text:style-name="ArialCentered">0.253</text:p>
          </table:table-cell>
          <table:table-cell office:value-type="double" table:style-name="noBorder">
            <text:p text:style-name="ArialCentered">0.181</text:p>
          </table:table-cell>
          <table:table-cell office:value-type="double" table:style-name="noBorder">
            <text:p text:style-name="ArialCentered">0.123</text:p>
          </table:table-cell>
          <table:table-cell office:value-type="double" table:style-name="noBorder">
            <text:p text:style-name="ArialCentered">0.086</text:p>
          </table:table-cell>
          <table:table-cell office:value-type="double" table:style-name="noBorder">
            <text:p text:style-name="ArialCentered">0.057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double" table:style-name="noBorder">
            <text:p text:style-name="ArialCentered">0.990</text:p>
          </table:table-cell>
          <table:table-cell office:value-type="double" table:style-name="noBorder">
            <text:p text:style-name="ArialCentered">0.890</text:p>
          </table:table-cell>
          <table:table-cell office:value-type="double" table:style-name="noBorder">
            <text:p text:style-name="ArialCentered">0.769</text:p>
          </table:table-cell>
          <table:table-cell office:value-type="double" table:style-name="noBorder">
            <text:p text:style-name="ArialCentered">0.638</text:p>
          </table:table-cell>
          <table:table-cell office:value-type="double" table:style-name="noBorder">
            <text:p text:style-name="ArialCentered">0.506</text:p>
          </table:table-cell>
          <table:table-cell office:value-type="double" table:style-name="noBorder">
            <text:p text:style-name="ArialCentered">0.397</text:p>
          </table:table-cell>
          <table:table-cell office:value-type="double" table:style-name="noBorder">
            <text:p text:style-name="ArialCentered">0.297</text:p>
          </table:table-cell>
          <table:table-cell office:value-type="double" table:style-name="noBorder">
            <text:p text:style-name="ArialCentered">0.224</text:p>
          </table:table-cell>
          <table:table-cell office:value-type="double" table:style-name="noBorder">
            <text:p text:style-name="ArialCentered">0.162</text:p>
          </table:table-cell>
          <table:table-cell office:value-type="double" table:style-name="noBorder">
            <text:p text:style-name="ArialCentered">0.118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double" table:style-name="noBorder">
            <text:p text:style-name="ArialCentered">0.997</text:p>
          </table:table-cell>
          <table:table-cell office:value-type="double" table:style-name="noBorder">
            <text:p text:style-name="ArialCentered">0.934</text:p>
          </table:table-cell>
          <table:table-cell office:value-type="double" table:style-name="noBorder">
            <text:p text:style-name="ArialCentered">0.857</text:p>
          </table:table-cell>
          <table:table-cell office:value-type="double" table:style-name="noBorder">
            <text:p text:style-name="ArialCentered">0.745</text:p>
          </table:table-cell>
          <table:table-cell office:value-type="double" table:style-name="noBorder">
            <text:p text:style-name="ArialCentered">0.638</text:p>
          </table:table-cell>
          <table:table-cell office:value-type="double" table:style-name="noBorder">
            <text:p text:style-name="ArialCentered">0.521</text:p>
          </table:table-cell>
          <table:table-cell office:value-type="double" table:style-name="noBorder">
            <text:p text:style-name="ArialCentered">0.423</text:p>
          </table:table-cell>
          <table:table-cell office:value-type="double" table:style-name="noBorder">
            <text:p text:style-name="ArialCentered">0.329</text:p>
          </table:table-cell>
          <table:table-cell office:value-type="double" table:style-name="noBorder">
            <text:p text:style-name="ArialCentered">0.258</text:p>
          </table:table-cell>
          <table:table-cell office:value-type="double" table:style-name="noBorder">
            <text:p text:style-name="ArialCentered">0.193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double" table:style-name="noBorder">
            <text:p text:style-name="ArialCentered">0.999</text:p>
          </table:table-cell>
          <table:table-cell office:value-type="double" table:style-name="noBorder">
            <text:p text:style-name="ArialCentered">0.967</text:p>
          </table:table-cell>
          <table:table-cell office:value-type="double" table:style-name="noBorder">
            <text:p text:style-name="ArialCentered">0.910</text:p>
          </table:table-cell>
          <table:table-cell office:value-type="double" table:style-name="noBorder">
            <text:p text:style-name="ArialCentered">0.834</text:p>
          </table:table-cell>
          <table:table-cell office:value-type="double" table:style-name="noBorder">
            <text:p text:style-name="ArialCentered">0.736</text:p>
          </table:table-cell>
          <table:table-cell office:value-type="double" table:style-name="noBorder">
            <text:p text:style-name="ArialCentered">0.640</text:p>
          </table:table-cell>
          <table:table-cell office:value-type="double" table:style-name="noBorder">
            <text:p text:style-name="ArialCentered">0.536</text:p>
          </table:table-cell>
          <table:table-cell office:value-type="double" table:style-name="noBorder">
            <text:p text:style-name="ArialCentered">0.446</text:p>
          </table:table-cell>
          <table:table-cell office:value-type="double" table:style-name="noBorder">
            <text:p text:style-name="ArialCentered">0.357</text:p>
          </table:table-cell>
          <table:table-cell office:value-type="double" table:style-name="noBorder">
            <text:p text:style-name="ArialCentered">0.287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double" table:style-name="noBorder">
            <text:p text:style-name="ArialCentered">1.000</text:p>
          </table:table-cell>
          <table:table-cell office:value-type="double" table:style-name="noBorder">
            <text:p text:style-name="ArialCentered">0.980</text:p>
          </table:table-cell>
          <table:table-cell office:value-type="double" table:style-name="noBorder">
            <text:p text:style-name="ArialCentered">0.947</text:p>
          </table:table-cell>
          <table:table-cell office:value-type="double" table:style-name="noBorder">
            <text:p text:style-name="ArialCentered">0.888</text:p>
          </table:table-cell>
          <table:table-cell office:value-type="double" table:style-name="noBorder">
            <text:p text:style-name="ArialCentered">0.818</text:p>
          </table:table-cell>
          <table:table-cell office:value-type="double" table:style-name="noBorder">
            <text:p text:style-name="ArialCentered">0.730</text:p>
          </table:table-cell>
          <table:table-cell office:value-type="double" table:style-name="noBorder">
            <text:p text:style-name="ArialCentered">0.643</text:p>
          </table:table-cell>
          <table:table-cell office:value-type="double" table:style-name="noBorder">
            <text:p text:style-name="ArialCentered">0.547</text:p>
          </table:table-cell>
          <table:table-cell office:value-type="double" table:style-name="noBorder">
            <text:p text:style-name="ArialCentered">0.464</text:p>
          </table:table-cell>
          <table:table-cell office:value-type="double" table:style-name="noBorder">
            <text:p text:style-name="ArialCentered">0.380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double" table:style-name="noBorder">
            <text:p text:style-name="ArialCentered">1.000</text:p>
          </table:table-cell>
          <table:table-cell office:value-type="double" table:style-name="noBorder">
            <text:p text:style-name="ArialCentered">0.990</text:p>
          </table:table-cell>
          <table:table-cell office:value-type="double" table:style-name="noBorder">
            <text:p text:style-name="ArialCentered">0.967</text:p>
          </table:table-cell>
          <table:table-cell office:value-type="double" table:style-name="noBorder">
            <text:p text:style-name="ArialCentered">0.930</text:p>
          </table:table-cell>
          <table:table-cell office:value-type="double" table:style-name="noBorder">
            <text:p text:style-name="ArialCentered">0.873</text:p>
          </table:table-cell>
          <table:table-cell office:value-type="double" table:style-name="noBorder">
            <text:p text:style-name="ArialCentered">0.808</text:p>
          </table:table-cell>
          <table:table-cell office:value-type="double" table:style-name="noBorder">
            <text:p text:style-name="ArialCentered">0.726</text:p>
          </table:table-cell>
          <table:table-cell office:value-type="double" table:style-name="noBorder">
            <text:p text:style-name="ArialCentered">0.646</text:p>
          </table:table-cell>
          <table:table-cell office:value-type="double" table:style-name="noBorder">
            <text:p text:style-name="ArialCentered">0.558</text:p>
          </table:table-cell>
          <table:table-cell office:value-type="double" table:style-name="noBorder">
            <text:p text:style-name="ArialCentered">0.480</text:p>
          </table:table-cell>
        </table:table-row>
      </table:table>
      <text:p text:style-name="R_20_Code_20_Chunk"/>
      <table:table table:name="Table669" table:style-name="RTable1">
        <table:table-column table:number-columns-repeated="11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1</text:p>
            </table:table-cell>
            <table:table-cell table:style-name="lowerBorder" office:value-type="string">
              <text:p text:style-name="ArialCenteredBold">2</text:p>
            </table:table-cell>
            <table:table-cell table:style-name="lowerBorder" office:value-type="string">
              <text:p text:style-name="ArialCenteredBold">3</text:p>
            </table:table-cell>
            <table:table-cell table:style-name="lowerBorder" office:value-type="string">
              <text:p text:style-name="ArialCenteredBold">4</text:p>
            </table:table-cell>
            <table:table-cell table:style-name="lowerBorder" office:value-type="string">
              <text:p text:style-name="ArialCenteredBold">5</text:p>
            </table:table-cell>
            <table:table-cell table:style-name="lowerBorder" office:value-type="string">
              <text:p text:style-name="ArialCenteredBold">6</text:p>
            </table:table-cell>
            <table:table-cell table:style-name="lowerBorder" office:value-type="string">
              <text:p text:style-name="ArialCenteredBold">7</text:p>
            </table:table-cell>
            <table:table-cell table:style-name="lowerBorder" office:value-type="string">
              <text:p text:style-name="ArialCenteredBold">8</text:p>
            </table:table-cell>
            <table:table-cell table:style-name="lowerBorder" office:value-type="string">
              <text:p text:style-name="ArialCenteredBold">9</text:p>
            </table:table-cell>
            <table:table-cell table:style-name="lowerBorder" office:value-type="string">
              <text:p text:style-name="ArialCenteredBold">10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double" table:style-name="noBorder">
            <text:p text:style-name="ArialCentered">0.6</text:p>
          </table:table-cell>
          <table:table-cell office:value-type="double" table:style-name="noBorder">
            <text:p text:style-name="ArialCentered">0.7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double" table:style-name="noBorder">
            <text:p text:style-name="ArialCentered">0.7</text:p>
          </table:table-cell>
          <table:table-cell office:value-type="double" table:style-name="noBorder">
            <text:p text:style-name="ArialCentered">1.4</text:p>
          </table:table-cell>
          <table:table-cell office:value-type="double" table:style-name="noBorder">
            <text:p text:style-name="ArialCentered">1.6</text:p>
          </table:table-cell>
          <table:table-cell office:value-type="double" table:style-name="noBorder">
            <text:p text:style-name="ArialCentered">1.8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double" table:style-name="noBorder">
            <text:p text:style-name="ArialCentered">0.6</text:p>
          </table:table-cell>
          <table:table-cell office:value-type="double" table:style-name="noBorder">
            <text:p text:style-name="ArialCentered">1.4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2.5</text:p>
          </table:table-cell>
          <table:table-cell office:value-type="double" table:style-name="noBorder">
            <text:p text:style-name="ArialCentered">2.7</text:p>
          </table:table-cell>
          <table:table-cell office:value-type="double" table:style-name="noBorder">
            <text:p text:style-name="ArialCentered">2.8</text:p>
          </table:table-cell>
          <table:table-cell office:value-type="double" table:style-name="noBorder">
            <text:p text:style-name="ArialCentered">2.9</text:p>
          </table:table-cell>
          <table:table-cell office:value-type="double" table:style-name="noBorder">
            <text:p text:style-name="ArialCentered">2.9</text:p>
          </table:table-cell>
          <table:table-cell office:value-type="double" table:style-name="noBorder">
            <text:p text:style-name="ArialCentered">3.0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double" table:style-name="noBorder">
            <text:p text:style-name="ArialCentered">0.5</text:p>
          </table:table-cell>
          <table:table-cell office:value-type="double" table:style-name="noBorder">
            <text:p text:style-name="ArialCentered">1.5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7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3</text:p>
          </table:table-cell>
          <table:table-cell office:value-type="double" table:style-name="noBorder">
            <text:p text:style-name="ArialCentered">3.5</text:p>
          </table:table-cell>
          <table:table-cell office:value-type="double" table:style-name="noBorder">
            <text:p text:style-name="ArialCentered">3.7</text:p>
          </table:table-cell>
          <table:table-cell office:value-type="double" table:style-name="noBorder">
            <text:p text:style-name="ArialCentered">3.8</text:p>
          </table:table-cell>
          <table:table-cell office:value-type="double" table:style-name="noBorder">
            <text:p text:style-name="ArialCentered">3.9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double" table:style-name="noBorder">
            <text:p text:style-name="ArialCentered">0.5</text:p>
          </table:table-cell>
          <table:table-cell office:value-type="double" table:style-name="noBorder">
            <text:p text:style-name="ArialCentered">1.5</text:p>
          </table:table-cell>
          <table:table-cell office:value-type="double" table:style-name="noBorder">
            <text:p text:style-name="ArialCentered">2.2</text:p>
          </table:table-cell>
          <table:table-cell office:value-type="double" table:style-name="noBorder">
            <text:p text:style-name="ArialCentered">2.8</text:p>
          </table:table-cell>
          <table:table-cell office:value-type="double" table:style-name="noBorder">
            <text:p text:style-name="ArialCentered">3.4</text:p>
          </table:table-cell>
          <table:table-cell office:value-type="double" table:style-name="noBorder">
            <text:p text:style-name="ArialCentered">3.8</text:p>
          </table:table-cell>
          <table:table-cell office:value-type="double" table:style-name="noBorder">
            <text:p text:style-name="ArialCentered">4.1</text:p>
          </table:table-cell>
          <table:table-cell office:value-type="double" table:style-name="noBorder">
            <text:p text:style-name="ArialCentered">4.3</text:p>
          </table:table-cell>
          <table:table-cell office:value-type="double" table:style-name="noBorder">
            <text:p text:style-name="ArialCentered">4.5</text:p>
          </table:table-cell>
          <table:table-cell office:value-type="double" table:style-name="noBorder">
            <text:p text:style-name="ArialCentered">4.7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double" table:style-name="noBorder">
            <text:p text:style-name="ArialCentered">0.5</text:p>
          </table:table-cell>
          <table:table-cell office:value-type="double" table:style-name="noBorder">
            <text:p text:style-name="ArialCentered">1.5</text:p>
          </table:table-cell>
          <table:table-cell office:value-type="double" table:style-name="noBorder">
            <text:p text:style-name="ArialCentered">2.2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6</text:p>
          </table:table-cell>
          <table:table-cell office:value-type="double" table:style-name="noBorder">
            <text:p text:style-name="ArialCentered">4.1</text:p>
          </table:table-cell>
          <table:table-cell office:value-type="double" table:style-name="noBorder">
            <text:p text:style-name="ArialCentered">4.5</text:p>
          </table:table-cell>
          <table:table-cell office:value-type="double" table:style-name="noBorder">
            <text:p text:style-name="ArialCentered">4.9</text:p>
          </table:table-cell>
          <table:table-cell office:value-type="double" table:style-name="noBorder">
            <text:p text:style-name="ArialCentered">5.2</text:p>
          </table:table-cell>
          <table:table-cell office:value-type="double" table:style-name="noBorder">
            <text:p text:style-name="ArialCentered">5.4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double" table:style-name="noBorder">
            <text:p text:style-name="ArialCentered">0.5</text:p>
          </table:table-cell>
          <table:table-cell office:value-type="double" table:style-name="noBorder">
            <text:p text:style-name="ArialCentered">1.5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3.1</text:p>
          </table:table-cell>
          <table:table-cell office:value-type="double" table:style-name="noBorder">
            <text:p text:style-name="ArialCentered">3.8</text:p>
          </table:table-cell>
          <table:table-cell office:value-type="double" table:style-name="noBorder">
            <text:p text:style-name="ArialCentered">4.4</text:p>
          </table:table-cell>
          <table:table-cell office:value-type="double" table:style-name="noBorder">
            <text:p text:style-name="ArialCentered">4.9</text:p>
          </table:table-cell>
          <table:table-cell office:value-type="double" table:style-name="noBorder">
            <text:p text:style-name="ArialCentered">5.3</text:p>
          </table:table-cell>
          <table:table-cell office:value-type="double" table:style-name="noBorder">
            <text:p text:style-name="ArialCentered">5.7</text:p>
          </table:table-cell>
          <table:table-cell office:value-type="double" table:style-name="noBorder">
            <text:p text:style-name="ArialCentered">6.0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double" table:style-name="noBorder">
            <text:p text:style-name="ArialCentered">0.5</text:p>
          </table:table-cell>
          <table:table-cell office:value-type="double" table:style-name="noBorder">
            <text:p text:style-name="ArialCentered">1.5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3.1</text:p>
          </table:table-cell>
          <table:table-cell office:value-type="double" table:style-name="noBorder">
            <text:p text:style-name="ArialCentered">3.8</text:p>
          </table:table-cell>
          <table:table-cell office:value-type="double" table:style-name="noBorder">
            <text:p text:style-name="ArialCentered">4.6</text:p>
          </table:table-cell>
          <table:table-cell office:value-type="double" table:style-name="noBorder">
            <text:p text:style-name="ArialCentered">5.1</text:p>
          </table:table-cell>
          <table:table-cell office:value-type="double" table:style-name="noBorder">
            <text:p text:style-name="ArialCentered">5.7</text:p>
          </table:table-cell>
          <table:table-cell office:value-type="double" table:style-name="noBorder">
            <text:p text:style-name="ArialCentered">6.1</text:p>
          </table:table-cell>
          <table:table-cell office:value-type="double" table:style-name="noBorder">
            <text:p text:style-name="ArialCentered">6.5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double" table:style-name="noBorder">
            <text:p text:style-name="ArialCentered">0.5</text:p>
          </table:table-cell>
          <table:table-cell office:value-type="double" table:style-name="noBorder">
            <text:p text:style-name="ArialCentered">1.5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3.2</text:p>
          </table:table-cell>
          <table:table-cell office:value-type="double" table:style-name="noBorder">
            <text:p text:style-name="ArialCentered">3.9</text:p>
          </table:table-cell>
          <table:table-cell office:value-type="double" table:style-name="noBorder">
            <text:p text:style-name="ArialCentered">4.7</text:p>
          </table:table-cell>
          <table:table-cell office:value-type="double" table:style-name="noBorder">
            <text:p text:style-name="ArialCentered">5.3</text:p>
          </table:table-cell>
          <table:table-cell office:value-type="double" table:style-name="noBorder">
            <text:p text:style-name="ArialCentered">5.9</text:p>
          </table:table-cell>
          <table:table-cell office:value-type="double" table:style-name="noBorder">
            <text:p text:style-name="ArialCentered">6.5</text:p>
          </table:table-cell>
          <table:table-cell office:value-type="double" table:style-name="noBorder">
            <text:p text:style-name="ArialCentered">6.9</text:p>
          </table:table-cell>
        </table:table-row>
      </table:table>
      <text:p text:style-name="R_20_Code_20_Chunk"/>
      <text:h text:style-name="Heading_20_2" text:outline-level="2"><text:soft-page-break/>Attacker with Bonus</text:h>
      <text:p text:style-name="R_20_Code_20_Chunk"/>
      <table:table table:name="Table172" table:style-name="RTable1">
        <table:table-column table:number-columns-repeated="11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1</text:p>
            </table:table-cell>
            <table:table-cell table:style-name="lowerBorder" office:value-type="string">
              <text:p text:style-name="ArialCenteredBold">2</text:p>
            </table:table-cell>
            <table:table-cell table:style-name="lowerBorder" office:value-type="string">
              <text:p text:style-name="ArialCenteredBold">3</text:p>
            </table:table-cell>
            <table:table-cell table:style-name="lowerBorder" office:value-type="string">
              <text:p text:style-name="ArialCenteredBold">4</text:p>
            </table:table-cell>
            <table:table-cell table:style-name="lowerBorder" office:value-type="string">
              <text:p text:style-name="ArialCenteredBold">5</text:p>
            </table:table-cell>
            <table:table-cell table:style-name="lowerBorder" office:value-type="string">
              <text:p text:style-name="ArialCenteredBold">6</text:p>
            </table:table-cell>
            <table:table-cell table:style-name="lowerBorder" office:value-type="string">
              <text:p text:style-name="ArialCenteredBold">7</text:p>
            </table:table-cell>
            <table:table-cell table:style-name="lowerBorder" office:value-type="string">
              <text:p text:style-name="ArialCenteredBold">8</text:p>
            </table:table-cell>
            <table:table-cell table:style-name="lowerBorder" office:value-type="string">
              <text:p text:style-name="ArialCenteredBold">9</text:p>
            </table:table-cell>
            <table:table-cell table:style-name="lowerBorder" office:value-type="string">
              <text:p text:style-name="ArialCenteredBold">10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double" table:style-name="noBorder">
            <text:p text:style-name="ArialCentered">0.583</text:p>
          </table:table-cell>
          <table:table-cell office:value-type="double" table:style-name="noBorder">
            <text:p text:style-name="ArialCentered">0.246</text:p>
          </table:table-cell>
          <table:table-cell office:value-type="double" table:style-name="noBorder">
            <text:p text:style-name="ArialCentered">0.104</text:p>
          </table:table-cell>
          <table:table-cell office:value-type="double" table:style-name="noBorder">
            <text:p text:style-name="ArialCentered">0.044</text:p>
          </table:table-cell>
          <table:table-cell office:value-type="double" table:style-name="noBorder">
            <text:p text:style-name="ArialCentered">0.018</text:p>
          </table:table-cell>
          <table:table-cell office:value-type="double" table:style-name="noBorder">
            <text:p text:style-name="ArialCentered">0.008</text:p>
          </table:table-cell>
          <table:table-cell office:value-type="double" table:style-name="noBorder">
            <text:p text:style-name="ArialCentered">0.003</text:p>
          </table:table-cell>
          <table:table-cell office:value-type="double" table:style-name="noBorder">
            <text:p text:style-name="ArialCentered">0.001</text:p>
          </table:table-cell>
          <table:table-cell office:value-type="double" table:style-name="noBorder">
            <text:p text:style-name="ArialCentered">0.001</text:p>
          </table:table-cell>
          <table:table-cell office:value-type="double" table:style-name="noBorder">
            <text:p text:style-name="ArialCentered">0.000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double" table:style-name="noBorder">
            <text:p text:style-name="ArialCentered">0.894</text:p>
          </table:table-cell>
          <table:table-cell office:value-type="double" table:style-name="noBorder">
            <text:p text:style-name="ArialCentered">0.531</text:p>
          </table:table-cell>
          <table:table-cell office:value-type="double" table:style-name="noBorder">
            <text:p text:style-name="ArialCentered">0.372</text:p>
          </table:table-cell>
          <table:table-cell office:value-type="double" table:style-name="noBorder">
            <text:p text:style-name="ArialCentered">0.205</text:p>
          </table:table-cell>
          <table:table-cell office:value-type="double" table:style-name="noBorder">
            <text:p text:style-name="ArialCentered">0.132</text:p>
          </table:table-cell>
          <table:table-cell office:value-type="double" table:style-name="noBorder">
            <text:p text:style-name="ArialCentered">0.071</text:p>
          </table:table-cell>
          <table:table-cell office:value-type="double" table:style-name="noBorder">
            <text:p text:style-name="ArialCentered">0.044</text:p>
          </table:table-cell>
          <table:table-cell office:value-type="double" table:style-name="noBorder">
            <text:p text:style-name="ArialCentered">0.023</text:p>
          </table:table-cell>
          <table:table-cell office:value-type="double" table:style-name="noBorder">
            <text:p text:style-name="ArialCentered">0.014</text:p>
          </table:table-cell>
          <table:table-cell office:value-type="double" table:style-name="noBorder">
            <text:p text:style-name="ArialCentered">0.008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double" table:style-name="noBorder">
            <text:p text:style-name="ArialCentered">0.982</text:p>
          </table:table-cell>
          <table:table-cell office:value-type="double" table:style-name="noBorder">
            <text:p text:style-name="ArialCentered">0.829</text:p>
          </table:table-cell>
          <table:table-cell office:value-type="double" table:style-name="noBorder">
            <text:p text:style-name="ArialCentered">0.683</text:p>
          </table:table-cell>
          <table:table-cell office:value-type="double" table:style-name="noBorder">
            <text:p text:style-name="ArialCentered">0.545</text:p>
          </table:table-cell>
          <table:table-cell office:value-type="double" table:style-name="noBorder">
            <text:p text:style-name="ArialCentered">0.414</text:p>
          </table:table-cell>
          <table:table-cell office:value-type="double" table:style-name="noBorder">
            <text:p text:style-name="ArialCentered">0.320</text:p>
          </table:table-cell>
          <table:table-cell office:value-type="double" table:style-name="noBorder">
            <text:p text:style-name="ArialCentered">0.234</text:p>
          </table:table-cell>
          <table:table-cell office:value-type="double" table:style-name="noBorder">
            <text:p text:style-name="ArialCentered">0.177</text:p>
          </table:table-cell>
          <table:table-cell office:value-type="double" table:style-name="noBorder">
            <text:p text:style-name="ArialCentered">0.127</text:p>
          </table:table-cell>
          <table:table-cell office:value-type="double" table:style-name="noBorder">
            <text:p text:style-name="ArialCentered">0.095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double" table:style-name="noBorder">
            <text:p text:style-name="ArialCentered">0.997</text:p>
          </table:table-cell>
          <table:table-cell office:value-type="double" table:style-name="noBorder">
            <text:p text:style-name="ArialCentered">0.908</text:p>
          </table:table-cell>
          <table:table-cell office:value-type="double" table:style-name="noBorder">
            <text:p text:style-name="ArialCentered">0.831</text:p>
          </table:table-cell>
          <table:table-cell office:value-type="double" table:style-name="noBorder">
            <text:p text:style-name="ArialCentered">0.710</text:p>
          </table:table-cell>
          <table:table-cell office:value-type="double" table:style-name="noBorder">
            <text:p text:style-name="ArialCentered">0.615</text:p>
          </table:table-cell>
          <table:table-cell office:value-type="double" table:style-name="noBorder">
            <text:p text:style-name="ArialCentered">0.502</text:p>
          </table:table-cell>
          <table:table-cell office:value-type="double" table:style-name="noBorder">
            <text:p text:style-name="ArialCentered">0.420</text:p>
          </table:table-cell>
          <table:table-cell office:value-type="double" table:style-name="noBorder">
            <text:p text:style-name="ArialCentered">0.332</text:p>
          </table:table-cell>
          <table:table-cell office:value-type="double" table:style-name="noBorder">
            <text:p text:style-name="ArialCentered">0.271</text:p>
          </table:table-cell>
          <table:table-cell office:value-type="double" table:style-name="noBorder">
            <text:p text:style-name="ArialCentered">0.210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double" table:style-name="noBorder">
            <text:p text:style-name="ArialCentered">0.999</text:p>
          </table:table-cell>
          <table:table-cell office:value-type="double" table:style-name="noBorder">
            <text:p text:style-name="ArialCentered">0.968</text:p>
          </table:table-cell>
          <table:table-cell office:value-type="double" table:style-name="noBorder">
            <text:p text:style-name="ArialCentered">0.913</text:p>
          </table:table-cell>
          <table:table-cell office:value-type="double" table:style-name="noBorder">
            <text:p text:style-name="ArialCentered">0.848</text:p>
          </table:table-cell>
          <table:table-cell office:value-type="double" table:style-name="noBorder">
            <text:p text:style-name="ArialCentered">0.759</text:p>
          </table:table-cell>
          <table:table-cell office:value-type="double" table:style-name="noBorder">
            <text:p text:style-name="ArialCentered">0.680</text:p>
          </table:table-cell>
          <table:table-cell office:value-type="double" table:style-name="noBorder">
            <text:p text:style-name="ArialCentered">0.584</text:p>
          </table:table-cell>
          <table:table-cell office:value-type="double" table:style-name="noBorder">
            <text:p text:style-name="ArialCentered">0.508</text:p>
          </table:table-cell>
          <table:table-cell office:value-type="double" table:style-name="noBorder">
            <text:p text:style-name="ArialCentered">0.423</text:p>
          </table:table-cell>
          <table:table-cell office:value-type="double" table:style-name="noBorder">
            <text:p text:style-name="ArialCentered">0.360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double" table:style-name="noBorder">
            <text:p text:style-name="ArialCentered">1.000</text:p>
          </table:table-cell>
          <table:table-cell office:value-type="double" table:style-name="noBorder">
            <text:p text:style-name="ArialCentered">0.983</text:p>
          </table:table-cell>
          <table:table-cell office:value-type="double" table:style-name="noBorder">
            <text:p text:style-name="ArialCentered">0.959</text:p>
          </table:table-cell>
          <table:table-cell office:value-type="double" table:style-name="noBorder">
            <text:p text:style-name="ArialCentered">0.912</text:p>
          </table:table-cell>
          <table:table-cell office:value-type="double" table:style-name="noBorder">
            <text:p text:style-name="ArialCentered">0.862</text:p>
          </table:table-cell>
          <table:table-cell office:value-type="double" table:style-name="noBorder">
            <text:p text:style-name="ArialCentered">0.790</text:p>
          </table:table-cell>
          <table:table-cell office:value-type="double" table:style-name="noBorder">
            <text:p text:style-name="ArialCentered">0.725</text:p>
          </table:table-cell>
          <table:table-cell office:value-type="double" table:style-name="noBorder">
            <text:p text:style-name="ArialCentered">0.643</text:p>
          </table:table-cell>
          <table:table-cell office:value-type="double" table:style-name="noBorder">
            <text:p text:style-name="ArialCentered">0.575</text:p>
          </table:table-cell>
          <table:table-cell office:value-type="double" table:style-name="noBorder">
            <text:p text:style-name="ArialCentered">0.496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double" table:style-name="noBorder">
            <text:p text:style-name="ArialCentered">1.000</text:p>
          </table:table-cell>
          <table:table-cell office:value-type="double" table:style-name="noBorder">
            <text:p text:style-name="ArialCentered">0.994</text:p>
          </table:table-cell>
          <table:table-cell office:value-type="double" table:style-name="noBorder">
            <text:p text:style-name="ArialCentered">0.979</text:p>
          </table:table-cell>
          <table:table-cell office:value-type="double" table:style-name="noBorder">
            <text:p text:style-name="ArialCentered">0.956</text:p>
          </table:table-cell>
          <table:table-cell office:value-type="double" table:style-name="noBorder">
            <text:p text:style-name="ArialCentered">0.918</text:p>
          </table:table-cell>
          <table:table-cell office:value-type="double" table:style-name="noBorder">
            <text:p text:style-name="ArialCentered">0.877</text:p>
          </table:table-cell>
          <table:table-cell office:value-type="double" table:style-name="noBorder">
            <text:p text:style-name="ArialCentered">0.817</text:p>
          </table:table-cell>
          <table:table-cell office:value-type="double" table:style-name="noBorder">
            <text:p text:style-name="ArialCentered">0.763</text:p>
          </table:table-cell>
          <table:table-cell office:value-type="double" table:style-name="noBorder">
            <text:p text:style-name="ArialCentered">0.692</text:p>
          </table:table-cell>
          <table:table-cell office:value-type="double" table:style-name="noBorder">
            <text:p text:style-name="ArialCentered">0.631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double" table:style-name="noBorder">
            <text:p text:style-name="ArialCentered">1.000</text:p>
          </table:table-cell>
          <table:table-cell office:value-type="double" table:style-name="noBorder">
            <text:p text:style-name="ArialCentered">0.997</text:p>
          </table:table-cell>
          <table:table-cell office:value-type="double" table:style-name="noBorder">
            <text:p text:style-name="ArialCentered">0.991</text:p>
          </table:table-cell>
          <table:table-cell office:value-type="double" table:style-name="noBorder">
            <text:p text:style-name="ArialCentered">0.976</text:p>
          </table:table-cell>
          <table:table-cell office:value-type="double" table:style-name="noBorder">
            <text:p text:style-name="ArialCentered">0.957</text:p>
          </table:table-cell>
          <table:table-cell office:value-type="double" table:style-name="noBorder">
            <text:p text:style-name="ArialCentered">0.924</text:p>
          </table:table-cell>
          <table:table-cell office:value-type="double" table:style-name="noBorder">
            <text:p text:style-name="ArialCentered">0.890</text:p>
          </table:table-cell>
          <table:table-cell office:value-type="double" table:style-name="noBorder">
            <text:p text:style-name="ArialCentered">0.840</text:p>
          </table:table-cell>
          <table:table-cell office:value-type="double" table:style-name="noBorder">
            <text:p text:style-name="ArialCentered">0.793</text:p>
          </table:table-cell>
          <table:table-cell office:value-type="double" table:style-name="noBorder">
            <text:p text:style-name="ArialCentered">0.731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double" table:style-name="noBorder">
            <text:p text:style-name="ArialCentered">1.000</text:p>
          </table:table-cell>
          <table:table-cell office:value-type="double" table:style-name="noBorder">
            <text:p text:style-name="ArialCentered">0.999</text:p>
          </table:table-cell>
          <table:table-cell office:value-type="double" table:style-name="noBorder">
            <text:p text:style-name="ArialCentered">0.995</text:p>
          </table:table-cell>
          <table:table-cell office:value-type="double" table:style-name="noBorder">
            <text:p text:style-name="ArialCentered">0.989</text:p>
          </table:table-cell>
          <table:table-cell office:value-type="double" table:style-name="noBorder">
            <text:p text:style-name="ArialCentered">0.975</text:p>
          </table:table-cell>
          <table:table-cell office:value-type="double" table:style-name="noBorder">
            <text:p text:style-name="ArialCentered">0.958</text:p>
          </table:table-cell>
          <table:table-cell office:value-type="double" table:style-name="noBorder">
            <text:p text:style-name="ArialCentered">0.930</text:p>
          </table:table-cell>
          <table:table-cell office:value-type="double" table:style-name="noBorder">
            <text:p text:style-name="ArialCentered">0.901</text:p>
          </table:table-cell>
          <table:table-cell office:value-type="double" table:style-name="noBorder">
            <text:p text:style-name="ArialCentered">0.859</text:p>
          </table:table-cell>
          <table:table-cell office:value-type="double" table:style-name="noBorder">
            <text:p text:style-name="ArialCentered">0.819</text:p>
          </table:table-cell>
        </table:table-row>
      </table:table>
      <text:p text:style-name="R_20_Code_20_Chunk"/>
      <table:table table:name="Table183" table:style-name="RTable1">
        <table:table-column table:number-columns-repeated="11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1</text:p>
            </table:table-cell>
            <table:table-cell table:style-name="lowerBorder" office:value-type="string">
              <text:p text:style-name="ArialCenteredBold">2</text:p>
            </table:table-cell>
            <table:table-cell table:style-name="lowerBorder" office:value-type="string">
              <text:p text:style-name="ArialCenteredBold">3</text:p>
            </table:table-cell>
            <table:table-cell table:style-name="lowerBorder" office:value-type="string">
              <text:p text:style-name="ArialCenteredBold">4</text:p>
            </table:table-cell>
            <table:table-cell table:style-name="lowerBorder" office:value-type="string">
              <text:p text:style-name="ArialCenteredBold">5</text:p>
            </table:table-cell>
            <table:table-cell table:style-name="lowerBorder" office:value-type="string">
              <text:p text:style-name="ArialCenteredBold">6</text:p>
            </table:table-cell>
            <table:table-cell table:style-name="lowerBorder" office:value-type="string">
              <text:p text:style-name="ArialCenteredBold">7</text:p>
            </table:table-cell>
            <table:table-cell table:style-name="lowerBorder" office:value-type="string">
              <text:p text:style-name="ArialCenteredBold">8</text:p>
            </table:table-cell>
            <table:table-cell table:style-name="lowerBorder" office:value-type="string">
              <text:p text:style-name="ArialCenteredBold">9</text:p>
            </table:table-cell>
            <table:table-cell table:style-name="lowerBorder" office:value-type="string">
              <text:p text:style-name="ArialCenteredBold">10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double" table:style-name="noBorder">
            <text:p text:style-name="ArialCentered">0.4</text:p>
          </table:table-cell>
          <table:table-cell office:value-type="double" table:style-name="noBorder">
            <text:p text:style-name="ArialCentered">0.6</text:p>
          </table:table-cell>
          <table:table-cell office:value-type="double" table:style-name="noBorder">
            <text:p text:style-name="ArialCentered">0.8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double" table:style-name="noBorder">
            <text:p text:style-name="ArialCentered">0.4</text:p>
          </table:table-cell>
          <table:table-cell office:value-type="double" table:style-name="noBorder">
            <text:p text:style-name="ArialCentered">1.2</text:p>
          </table:table-cell>
          <table:table-cell office:value-type="double" table:style-name="noBorder">
            <text:p text:style-name="ArialCentered">1.3</text:p>
          </table:table-cell>
          <table:table-cell office:value-type="double" table:style-name="noBorder">
            <text:p text:style-name="ArialCentered">1.7</text:p>
          </table:table-cell>
          <table:table-cell office:value-type="double" table:style-name="noBorder">
            <text:p text:style-name="ArialCentered">1.8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double" table:style-name="noBorder">
            <text:p text:style-name="ArialCentered">0.2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3</text:p>
          </table:table-cell>
          <table:table-cell office:value-type="double" table:style-name="noBorder">
            <text:p text:style-name="ArialCentered">1.7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2.5</text:p>
          </table:table-cell>
          <table:table-cell office:value-type="double" table:style-name="noBorder">
            <text:p text:style-name="ArialCentered">2.6</text:p>
          </table:table-cell>
          <table:table-cell office:value-type="double" table:style-name="noBorder">
            <text:p text:style-name="ArialCentered">2.7</text:p>
          </table:table-cell>
          <table:table-cell office:value-type="double" table:style-name="noBorder">
            <text:p text:style-name="ArialCentered">2.8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double" table:style-name="noBorder">
            <text:p text:style-name="ArialCentered">0.2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3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2</text:p>
          </table:table-cell>
          <table:table-cell office:value-type="double" table:style-name="noBorder">
            <text:p text:style-name="ArialCentered">2.6</text:p>
          </table:table-cell>
          <table:table-cell office:value-type="double" table:style-name="noBorder">
            <text:p text:style-name="ArialCentered">2.8</text:p>
          </table:table-cell>
          <table:table-cell office:value-type="double" table:style-name="noBorder">
            <text:p text:style-name="ArialCentered">3.1</text:p>
          </table:table-cell>
          <table:table-cell office:value-type="double" table:style-name="noBorder">
            <text:p text:style-name="ArialCentered">3.3</text:p>
          </table:table-cell>
          <table:table-cell office:value-type="double" table:style-name="noBorder">
            <text:p text:style-name="ArialCentered">3.5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double" table:style-name="noBorder">
            <text:p text:style-name="ArialCentered">0.2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3</text:p>
          </table:table-cell>
          <table:table-cell office:value-type="double" table:style-name="noBorder">
            <text:p text:style-name="ArialCentered">1.8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2.7</text:p>
          </table:table-cell>
          <table:table-cell office:value-type="double" table:style-name="noBorder">
            <text:p text:style-name="ArialCentered">3.1</text:p>
          </table:table-cell>
          <table:table-cell office:value-type="double" table:style-name="noBorder">
            <text:p text:style-name="ArialCentered">3.4</text:p>
          </table:table-cell>
          <table:table-cell office:value-type="double" table:style-name="noBorder">
            <text:p text:style-name="ArialCentered">3.7</text:p>
          </table:table-cell>
          <table:table-cell office:value-type="double" table:style-name="noBorder">
            <text:p text:style-name="ArialCentered">3.9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double" table:style-name="noBorder">
            <text:p text:style-name="ArialCentered">0.2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3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2.8</text:p>
          </table:table-cell>
          <table:table-cell office:value-type="double" table:style-name="noBorder">
            <text:p text:style-name="ArialCentered">3.2</text:p>
          </table:table-cell>
          <table:table-cell office:value-type="double" table:style-name="noBorder">
            <text:p text:style-name="ArialCentered">3.6</text:p>
          </table:table-cell>
          <table:table-cell office:value-type="double" table:style-name="noBorder">
            <text:p text:style-name="ArialCentered">3.9</text:p>
          </table:table-cell>
          <table:table-cell office:value-type="double" table:style-name="noBorder">
            <text:p text:style-name="ArialCentered">4.3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double" table:style-name="noBorder">
            <text:p text:style-name="ArialCentered">0.2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3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2.8</text:p>
          </table:table-cell>
          <table:table-cell office:value-type="double" table:style-name="noBorder">
            <text:p text:style-name="ArialCentered">3.3</text:p>
          </table:table-cell>
          <table:table-cell office:value-type="double" table:style-name="noBorder">
            <text:p text:style-name="ArialCentered">3.7</text:p>
          </table:table-cell>
          <table:table-cell office:value-type="double" table:style-name="noBorder">
            <text:p text:style-name="ArialCentered">4.1</text:p>
          </table:table-cell>
          <table:table-cell office:value-type="double" table:style-name="noBorder">
            <text:p text:style-name="ArialCentered">4.5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double" table:style-name="noBorder">
            <text:p text:style-name="ArialCentered">0.2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3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2.9</text:p>
          </table:table-cell>
          <table:table-cell office:value-type="double" table:style-name="noBorder">
            <text:p text:style-name="ArialCentered">3.3</text:p>
          </table:table-cell>
          <table:table-cell office:value-type="double" table:style-name="noBorder">
            <text:p text:style-name="ArialCentered">3.8</text:p>
          </table:table-cell>
          <table:table-cell office:value-type="double" table:style-name="noBorder">
            <text:p text:style-name="ArialCentered">4.2</text:p>
          </table:table-cell>
          <table:table-cell office:value-type="double" table:style-name="noBorder">
            <text:p text:style-name="ArialCentered">4.7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double" table:style-name="noBorder">
            <text:p text:style-name="ArialCentered">0.2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3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2.9</text:p>
          </table:table-cell>
          <table:table-cell office:value-type="double" table:style-name="noBorder">
            <text:p text:style-name="ArialCentered">3.3</text:p>
          </table:table-cell>
          <table:table-cell office:value-type="double" table:style-name="noBorder">
            <text:p text:style-name="ArialCentered">3.8</text:p>
          </table:table-cell>
          <table:table-cell office:value-type="double" table:style-name="noBorder">
            <text:p text:style-name="ArialCentered">4.3</text:p>
          </table:table-cell>
          <table:table-cell office:value-type="double" table:style-name="noBorder">
            <text:p text:style-name="ArialCentered">4.7</text:p>
          </table:table-cell>
        </table:table-row>
      </table:table>
      <text:p text:style-name="R_20_Code_20_Chunk"/>
      <text:h text:style-name="Heading_20_2" text:outline-level="2">Defender with Bonus</text:h>
      <text:p text:style-name="R_20_Code_20_Chunk"/>
      <table:table table:name="Table497" table:style-name="RTable1">
        <table:table-column table:number-columns-repeated="11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1</text:p>
            </table:table-cell>
            <table:table-cell table:style-name="lowerBorder" office:value-type="string">
              <text:p text:style-name="ArialCenteredBold">2</text:p>
            </table:table-cell>
            <table:table-cell table:style-name="lowerBorder" office:value-type="string">
              <text:p text:style-name="ArialCenteredBold">3</text:p>
            </table:table-cell>
            <table:table-cell table:style-name="lowerBorder" office:value-type="string">
              <text:p text:style-name="ArialCenteredBold">4</text:p>
            </table:table-cell>
            <table:table-cell table:style-name="lowerBorder" office:value-type="string">
              <text:p text:style-name="ArialCenteredBold">5</text:p>
            </table:table-cell>
            <table:table-cell table:style-name="lowerBorder" office:value-type="string">
              <text:p text:style-name="ArialCenteredBold">6</text:p>
            </table:table-cell>
            <table:table-cell table:style-name="lowerBorder" office:value-type="string">
              <text:p text:style-name="ArialCenteredBold">7</text:p>
            </table:table-cell>
            <table:table-cell table:style-name="lowerBorder" office:value-type="string">
              <text:p text:style-name="ArialCenteredBold">8</text:p>
            </table:table-cell>
            <table:table-cell table:style-name="lowerBorder" office:value-type="string">
              <text:p text:style-name="ArialCenteredBold">9</text:p>
            </table:table-cell>
            <table:table-cell table:style-name="lowerBorder" office:value-type="string">
              <text:p text:style-name="ArialCenteredBold">10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double" table:style-name="noBorder">
            <text:p text:style-name="ArialCentered">0.278</text:p>
          </table:table-cell>
          <table:table-cell office:value-type="double" table:style-name="noBorder">
            <text:p text:style-name="ArialCentered">0.039</text:p>
          </table:table-cell>
          <table:table-cell office:value-type="double" table:style-name="noBorder">
            <text:p text:style-name="ArialCentered">0.005</text:p>
          </table:table-cell>
          <table:table-cell office:value-type="double" table:style-name="noBorder">
            <text:p text:style-name="ArialCentered">0.001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double" table:style-name="noBorder">
            <text:p text:style-name="ArialCentered">0.579</text:p>
          </table:table-cell>
          <table:table-cell office:value-type="double" table:style-name="noBorder">
            <text:p text:style-name="ArialCentered">0.236</text:p>
          </table:table-cell>
          <table:table-cell office:value-type="double" table:style-name="noBorder">
            <text:p text:style-name="ArialCentered">0.097</text:p>
          </table:table-cell>
          <table:table-cell office:value-type="double" table:style-name="noBorder">
            <text:p text:style-name="ArialCentered">0.036</text:p>
          </table:table-cell>
          <table:table-cell office:value-type="double" table:style-name="noBorder">
            <text:p text:style-name="ArialCentered">0.014</text:p>
          </table:table-cell>
          <table:table-cell office:value-type="double" table:style-name="noBorder">
            <text:p text:style-name="ArialCentered">0.005</text:p>
          </table:table-cell>
          <table:table-cell office:value-type="double" table:style-name="noBorder">
            <text:p text:style-name="ArialCentered">0.002</text:p>
          </table:table-cell>
          <table:table-cell office:value-type="double" table:style-name="noBorder">
            <text:p text:style-name="ArialCentered">0.001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double" table:style-name="noBorder">
            <text:p text:style-name="ArialCentered">0.787</text:p>
          </table:table-cell>
          <table:table-cell office:value-type="double" table:style-name="noBorder">
            <text:p text:style-name="ArialCentered">0.489</text:p>
          </table:table-cell>
          <table:table-cell office:value-type="double" table:style-name="noBorder">
            <text:p text:style-name="ArialCentered">0.286</text:p>
          </table:table-cell>
          <table:table-cell office:value-type="double" table:style-name="noBorder">
            <text:p text:style-name="ArialCentered">0.157</text:p>
          </table:table-cell>
          <table:table-cell office:value-type="double" table:style-name="noBorder">
            <text:p text:style-name="ArialCentered">0.083</text:p>
          </table:table-cell>
          <table:table-cell office:value-type="double" table:style-name="noBorder">
            <text:p text:style-name="ArialCentered">0.043</text:p>
          </table:table-cell>
          <table:table-cell office:value-type="double" table:style-name="noBorder">
            <text:p text:style-name="ArialCentered">0.022</text:p>
          </table:table-cell>
          <table:table-cell office:value-type="double" table:style-name="noBorder">
            <text:p text:style-name="ArialCentered">0.011</text:p>
          </table:table-cell>
          <table:table-cell office:value-type="double" table:style-name="noBorder">
            <text:p text:style-name="ArialCentered">0.006</text:p>
          </table:table-cell>
          <table:table-cell office:value-type="double" table:style-name="noBorder">
            <text:p text:style-name="ArialCentered">0.003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double" table:style-name="noBorder">
            <text:p text:style-name="ArialCentered">0.892</text:p>
          </table:table-cell>
          <table:table-cell office:value-type="double" table:style-name="noBorder">
            <text:p text:style-name="ArialCentered">0.644</text:p>
          </table:table-cell>
          <table:table-cell office:value-type="double" table:style-name="noBorder">
            <text:p text:style-name="ArialCentered">0.447</text:p>
          </table:table-cell>
          <table:table-cell office:value-type="double" table:style-name="noBorder">
            <text:p text:style-name="ArialCentered">0.284</text:p>
          </table:table-cell>
          <table:table-cell office:value-type="double" table:style-name="noBorder">
            <text:p text:style-name="ArialCentered">0.176</text:p>
          </table:table-cell>
          <table:table-cell office:value-type="double" table:style-name="noBorder">
            <text:p text:style-name="ArialCentered">0.104</text:p>
          </table:table-cell>
          <table:table-cell office:value-type="double" table:style-name="noBorder">
            <text:p text:style-name="ArialCentered">0.061</text:p>
          </table:table-cell>
          <table:table-cell office:value-type="double" table:style-name="noBorder">
            <text:p text:style-name="ArialCentered">0.034</text:p>
          </table:table-cell>
          <table:table-cell office:value-type="double" table:style-name="noBorder">
            <text:p text:style-name="ArialCentered">0.019</text:p>
          </table:table-cell>
          <table:table-cell office:value-type="double" table:style-name="noBorder">
            <text:p text:style-name="ArialCentered">0.010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double" table:style-name="noBorder">
            <text:p text:style-name="ArialCentered">0.945</text:p>
          </table:table-cell>
          <table:table-cell office:value-type="double" table:style-name="noBorder">
            <text:p text:style-name="ArialCentered">0.776</text:p>
          </table:table-cell>
          <table:table-cell office:value-type="double" table:style-name="noBorder">
            <text:p text:style-name="ArialCentered">0.590</text:p>
          </table:table-cell>
          <table:table-cell office:value-type="double" table:style-name="noBorder">
            <text:p text:style-name="ArialCentered">0.424</text:p>
          </table:table-cell>
          <table:table-cell office:value-type="double" table:style-name="noBorder">
            <text:p text:style-name="ArialCentered">0.286</text:p>
          </table:table-cell>
          <table:table-cell office:value-type="double" table:style-name="noBorder">
            <text:p text:style-name="ArialCentered">0.189</text:p>
          </table:table-cell>
          <table:table-cell office:value-type="double" table:style-name="noBorder">
            <text:p text:style-name="ArialCentered">0.119</text:p>
          </table:table-cell>
          <table:table-cell office:value-type="double" table:style-name="noBorder">
            <text:p text:style-name="ArialCentered">0.074</text:p>
          </table:table-cell>
          <table:table-cell office:value-type="double" table:style-name="noBorder">
            <text:p text:style-name="ArialCentered">0.044</text:p>
          </table:table-cell>
          <table:table-cell office:value-type="double" table:style-name="noBorder">
            <text:p text:style-name="ArialCentered">0.027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double" table:style-name="noBorder">
            <text:p text:style-name="ArialCentered">0.972</text:p>
          </table:table-cell>
          <table:table-cell office:value-type="double" table:style-name="noBorder">
            <text:p text:style-name="ArialCentered">0.852</text:p>
          </table:table-cell>
          <table:table-cell office:value-type="double" table:style-name="noBorder">
            <text:p text:style-name="ArialCentered">0.707</text:p>
          </table:table-cell>
          <table:table-cell office:value-type="double" table:style-name="noBorder">
            <text:p text:style-name="ArialCentered">0.545</text:p>
          </table:table-cell>
          <table:table-cell office:value-type="double" table:style-name="noBorder">
            <text:p text:style-name="ArialCentered">0.404</text:p>
          </table:table-cell>
          <table:table-cell office:value-type="double" table:style-name="noBorder">
            <text:p text:style-name="ArialCentered">0.284</text:p>
          </table:table-cell>
          <table:table-cell office:value-type="double" table:style-name="noBorder">
            <text:p text:style-name="ArialCentered">0.195</text:p>
          </table:table-cell>
          <table:table-cell office:value-type="double" table:style-name="noBorder">
            <text:p text:style-name="ArialCentered">0.128</text:p>
          </table:table-cell>
          <table:table-cell office:value-type="double" table:style-name="noBorder">
            <text:p text:style-name="ArialCentered">0.084</text:p>
          </table:table-cell>
          <table:table-cell office:value-type="double" table:style-name="noBorder">
            <text:p text:style-name="ArialCentered">0.052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double" table:style-name="noBorder">
            <text:p text:style-name="ArialCentered">0.986</text:p>
          </table:table-cell>
          <table:table-cell office:value-type="double" table:style-name="noBorder">
            <text:p text:style-name="ArialCentered">0.910</text:p>
          </table:table-cell>
          <table:table-cell office:value-type="double" table:style-name="noBorder">
            <text:p text:style-name="ArialCentered">0.792</text:p>
          </table:table-cell>
          <table:table-cell office:value-type="double" table:style-name="noBorder">
            <text:p text:style-name="ArialCentered">0.656</text:p>
          </table:table-cell>
          <table:table-cell office:value-type="double" table:style-name="noBorder">
            <text:p text:style-name="ArialCentered">0.513</text:p>
          </table:table-cell>
          <table:table-cell office:value-type="double" table:style-name="noBorder">
            <text:p text:style-name="ArialCentered">0.388</text:p>
          </table:table-cell>
          <table:table-cell office:value-type="double" table:style-name="noBorder">
            <text:p text:style-name="ArialCentered">0.280</text:p>
          </table:table-cell>
          <table:table-cell office:value-type="double" table:style-name="noBorder">
            <text:p text:style-name="ArialCentered">0.199</text:p>
          </table:table-cell>
          <table:table-cell office:value-type="double" table:style-name="noBorder">
            <text:p text:style-name="ArialCentered">0.135</text:p>
          </table:table-cell>
          <table:table-cell office:value-type="double" table:style-name="noBorder">
            <text:p text:style-name="ArialCentered">0.091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double" table:style-name="noBorder">
            <text:p text:style-name="ArialCentered">0.993</text:p>
          </table:table-cell>
          <table:table-cell office:value-type="double" table:style-name="noBorder">
            <text:p text:style-name="ArialCentered">0.942</text:p>
          </table:table-cell>
          <table:table-cell office:value-type="double" table:style-name="noBorder">
            <text:p text:style-name="ArialCentered">0.858</text:p>
          </table:table-cell>
          <table:table-cell office:value-type="double" table:style-name="noBorder">
            <text:p text:style-name="ArialCentered">0.741</text:p>
          </table:table-cell>
          <table:table-cell office:value-type="double" table:style-name="noBorder">
            <text:p text:style-name="ArialCentered">0.616</text:p>
          </table:table-cell>
          <table:table-cell office:value-type="double" table:style-name="noBorder">
            <text:p text:style-name="ArialCentered">0.487</text:p>
          </table:table-cell>
          <table:table-cell office:value-type="double" table:style-name="noBorder">
            <text:p text:style-name="ArialCentered">0.375</text:p>
          </table:table-cell>
          <table:table-cell office:value-type="double" table:style-name="noBorder">
            <text:p text:style-name="ArialCentered">0.276</text:p>
          </table:table-cell>
          <table:table-cell office:value-type="double" table:style-name="noBorder">
            <text:p text:style-name="ArialCentered">0.200</text:p>
          </table:table-cell>
          <table:table-cell office:value-type="double" table:style-name="noBorder">
            <text:p text:style-name="ArialCentered">0.140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double" table:style-name="noBorder">
            <text:p text:style-name="ArialCentered">0.996</text:p>
          </table:table-cell>
          <table:table-cell office:value-type="double" table:style-name="noBorder">
            <text:p text:style-name="ArialCentered">0.965</text:p>
          </table:table-cell>
          <table:table-cell office:value-type="double" table:style-name="noBorder">
            <text:p text:style-name="ArialCentered">0.902</text:p>
          </table:table-cell>
          <table:table-cell office:value-type="double" table:style-name="noBorder">
            <text:p text:style-name="ArialCentered">0.812</text:p>
          </table:table-cell>
          <table:table-cell office:value-type="double" table:style-name="noBorder">
            <text:p text:style-name="ArialCentered">0.699</text:p>
          </table:table-cell>
          <table:table-cell office:value-type="double" table:style-name="noBorder">
            <text:p text:style-name="ArialCentered">0.583</text:p>
          </table:table-cell>
          <table:table-cell office:value-type="double" table:style-name="noBorder">
            <text:p text:style-name="ArialCentered">0.465</text:p>
          </table:table-cell>
          <table:table-cell office:value-type="double" table:style-name="noBorder">
            <text:p text:style-name="ArialCentered">0.362</text:p>
          </table:table-cell>
          <table:table-cell office:value-type="double" table:style-name="noBorder">
            <text:p text:style-name="ArialCentered">0.272</text:p>
          </table:table-cell>
          <table:table-cell office:value-type="double" table:style-name="noBorder">
            <text:p text:style-name="ArialCentered">0.201</text:p>
          </table:table-cell>
        </table:table-row>
      </table:table>
      <text:p text:style-name="R_20_Code_20_Chunk"/>
      <table:table table:name="Table304" table:style-name="RTable1">
        <table:table-column table:number-columns-repeated="11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1</text:p>
            </table:table-cell>
            <table:table-cell table:style-name="lowerBorder" office:value-type="string">
              <text:p text:style-name="ArialCenteredBold">2</text:p>
            </table:table-cell>
            <table:table-cell table:style-name="lowerBorder" office:value-type="string">
              <text:p text:style-name="ArialCenteredBold">3</text:p>
            </table:table-cell>
            <table:table-cell table:style-name="lowerBorder" office:value-type="string">
              <text:p text:style-name="ArialCenteredBold">4</text:p>
            </table:table-cell>
            <table:table-cell table:style-name="lowerBorder" office:value-type="string">
              <text:p text:style-name="ArialCenteredBold">5</text:p>
            </table:table-cell>
            <table:table-cell table:style-name="lowerBorder" office:value-type="string">
              <text:p text:style-name="ArialCenteredBold">6</text:p>
            </table:table-cell>
            <table:table-cell table:style-name="lowerBorder" office:value-type="string">
              <text:p text:style-name="ArialCenteredBold">7</text:p>
            </table:table-cell>
            <table:table-cell table:style-name="lowerBorder" office:value-type="string">
              <text:p text:style-name="ArialCenteredBold">8</text:p>
            </table:table-cell>
            <table:table-cell table:style-name="lowerBorder" office:value-type="string">
              <text:p text:style-name="ArialCenteredBold">9</text:p>
            </table:table-cell>
            <table:table-cell table:style-name="lowerBorder" office:value-type="string">
              <text:p text:style-name="ArialCenteredBold">10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double" table:style-name="noBorder">
            <text:p text:style-name="ArialCentered">0.7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6</text:p>
          </table:table-cell>
          <table:table-cell office:value-type="double" table:style-name="noBorder">
            <text:p text:style-name="ArialCentered">1.8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8</text:p>
          </table:table-cell>
          <table:table-cell office:value-type="double" table:style-name="noBorder">
            <text:p text:style-name="ArialCentered">2.4</text:p>
          </table:table-cell>
          <table:table-cell office:value-type="double" table:style-name="noBorder">
            <text:p text:style-name="ArialCentered">2.6</text:p>
          </table:table-cell>
          <table:table-cell office:value-type="double" table:style-name="noBorder">
            <text:p text:style-name="ArialCentered">2.8</text:p>
          </table:table-cell>
          <table:table-cell office:value-type="double" table:style-name="noBorder">
            <text:p text:style-name="ArialCentered">2.9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0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2.1</text:p>
          </table:table-cell>
          <table:table-cell office:value-type="double" table:style-name="noBorder">
            <text:p text:style-name="ArialCentered">2.7</text:p>
          </table:table-cell>
          <table:table-cell office:value-type="double" table:style-name="noBorder">
            <text:p text:style-name="ArialCentered">3.3</text:p>
          </table:table-cell>
          <table:table-cell office:value-type="double" table:style-name="noBorder">
            <text:p text:style-name="ArialCentered">3.5</text:p>
          </table:table-cell>
          <table:table-cell office:value-type="double" table:style-name="noBorder">
            <text:p text:style-name="ArialCentered">3.7</text:p>
          </table:table-cell>
          <table:table-cell office:value-type="double" table:style-name="noBorder">
            <text:p text:style-name="ArialCentered">3.8</text:p>
          </table:table-cell>
          <table:table-cell office:value-type="double" table:style-name="noBorder">
            <text:p text:style-name="ArialCentered">3.9</text:p>
          </table:table-cell>
          <table:table-cell office:value-type="double" table:style-name="noBorder">
            <text:p text:style-name="ArialCentered">4.0</text:p>
          </table:table-cell>
          <table:table-cell office:value-type="double" table:style-name="noBorder">
            <text:p text:style-name="ArialCentered">4.0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2.2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7</text:p>
          </table:table-cell>
          <table:table-cell office:value-type="double" table:style-name="noBorder">
            <text:p text:style-name="ArialCentered">4.2</text:p>
          </table:table-cell>
          <table:table-cell office:value-type="double" table:style-name="noBorder">
            <text:p text:style-name="ArialCentered">4.5</text:p>
          </table:table-cell>
          <table:table-cell office:value-type="double" table:style-name="noBorder">
            <text:p text:style-name="ArialCentered">4.7</text:p>
          </table:table-cell>
          <table:table-cell office:value-type="double" table:style-name="noBorder">
            <text:p text:style-name="ArialCentered">4.8</text:p>
          </table:table-cell>
          <table:table-cell office:value-type="double" table:style-name="noBorder">
            <text:p text:style-name="ArialCentered">4.9</text:p>
          </table:table-cell>
          <table:table-cell office:value-type="double" table:style-name="noBorder">
            <text:p text:style-name="ArialCentered">4.9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3.2</text:p>
          </table:table-cell>
          <table:table-cell office:value-type="double" table:style-name="noBorder">
            <text:p text:style-name="ArialCentered">4.1</text:p>
          </table:table-cell>
          <table:table-cell office:value-type="double" table:style-name="noBorder">
            <text:p text:style-name="ArialCentered">4.6</text:p>
          </table:table-cell>
          <table:table-cell office:value-type="double" table:style-name="noBorder">
            <text:p text:style-name="ArialCentered">5.1</text:p>
          </table:table-cell>
          <table:table-cell office:value-type="double" table:style-name="noBorder">
            <text:p text:style-name="ArialCentered">5.4</text:p>
          </table:table-cell>
          <table:table-cell office:value-type="double" table:style-name="noBorder">
            <text:p text:style-name="ArialCentered">5.6</text:p>
          </table:table-cell>
          <table:table-cell office:value-type="double" table:style-name="noBorder">
            <text:p text:style-name="ArialCentered">5.8</text:p>
          </table:table-cell>
          <table:table-cell office:value-type="double" table:style-name="noBorder">
            <text:p text:style-name="ArialCentered">5.9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3.4</text:p>
          </table:table-cell>
          <table:table-cell office:value-type="double" table:style-name="noBorder">
            <text:p text:style-name="ArialCentered">4.3</text:p>
          </table:table-cell>
          <table:table-cell office:value-type="double" table:style-name="noBorder">
            <text:p text:style-name="ArialCentered">5.0</text:p>
          </table:table-cell>
          <table:table-cell office:value-type="double" table:style-name="noBorder">
            <text:p text:style-name="ArialCentered">5.6</text:p>
          </table:table-cell>
          <table:table-cell office:value-type="double" table:style-name="noBorder">
            <text:p text:style-name="ArialCentered">6.1</text:p>
          </table:table-cell>
          <table:table-cell office:value-type="double" table:style-name="noBorder">
            <text:p text:style-name="ArialCentered">6.4</text:p>
          </table:table-cell>
          <table:table-cell office:value-type="double" table:style-name="noBorder">
            <text:p text:style-name="ArialCentered">6.6</text:p>
          </table:table-cell>
          <table:table-cell office:value-type="double" table:style-name="noBorder">
            <text:p text:style-name="ArialCentered">6.7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3.4</text:p>
          </table:table-cell>
          <table:table-cell office:value-type="double" table:style-name="noBorder">
            <text:p text:style-name="ArialCentered">4.5</text:p>
          </table:table-cell>
          <table:table-cell office:value-type="double" table:style-name="noBorder">
            <text:p text:style-name="ArialCentered">5.3</text:p>
          </table:table-cell>
          <table:table-cell office:value-type="double" table:style-name="noBorder">
            <text:p text:style-name="ArialCentered">6.0</text:p>
          </table:table-cell>
          <table:table-cell office:value-type="double" table:style-name="noBorder">
            <text:p text:style-name="ArialCentered">6.6</text:p>
          </table:table-cell>
          <table:table-cell office:value-type="double" table:style-name="noBorder">
            <text:p text:style-name="ArialCentered">7.0</text:p>
          </table:table-cell>
          <table:table-cell office:value-type="double" table:style-name="noBorder">
            <text:p text:style-name="ArialCentered">7.3</text:p>
          </table:table-cell>
          <table:table-cell office:value-type="double" table:style-name="noBorder">
            <text:p text:style-name="ArialCentered">7.5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3.5</text:p>
          </table:table-cell>
          <table:table-cell office:value-type="double" table:style-name="noBorder">
            <text:p text:style-name="ArialCentered">4.6</text:p>
          </table:table-cell>
          <table:table-cell office:value-type="double" table:style-name="noBorder">
            <text:p text:style-name="ArialCentered">5.6</text:p>
          </table:table-cell>
          <table:table-cell office:value-type="double" table:style-name="noBorder">
            <text:p text:style-name="ArialCentered">6.4</text:p>
          </table:table-cell>
          <table:table-cell office:value-type="double" table:style-name="noBorder">
            <text:p text:style-name="ArialCentered">7.0</text:p>
          </table:table-cell>
          <table:table-cell office:value-type="double" table:style-name="noBorder">
            <text:p text:style-name="ArialCentered">7.6</text:p>
          </table:table-cell>
          <table:table-cell office:value-type="double" table:style-name="noBorder">
            <text:p text:style-name="ArialCentered">8.0</text:p>
          </table:table-cell>
          <table:table-cell office:value-type="double" table:style-name="noBorder">
            <text:p text:style-name="ArialCentered">8.3</text:p>
          </table:table-cell>
        </table:table-row>
      </table:table>
      <text:p text:style-name="R_20_Code_20_Chunk"/>
      <text:h text:style-name="Heading_20_2" text:outline-level="2">Defender with Two Bonuses</text:h>
      <text:p text:style-name="R_20_Code_20_Chunk"/>
      <table:table table:name="Table169" table:style-name="RTable1">
        <table:table-column table:number-columns-repeated="11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1</text:p>
            </table:table-cell>
            <table:table-cell table:style-name="lowerBorder" office:value-type="string">
              <text:p text:style-name="ArialCenteredBold">2</text:p>
            </table:table-cell>
            <table:table-cell table:style-name="lowerBorder" office:value-type="string">
              <text:p text:style-name="ArialCenteredBold">3</text:p>
            </table:table-cell>
            <table:table-cell table:style-name="lowerBorder" office:value-type="string">
              <text:p text:style-name="ArialCenteredBold">4</text:p>
            </table:table-cell>
            <table:table-cell table:style-name="lowerBorder" office:value-type="string">
              <text:p text:style-name="ArialCenteredBold">5</text:p>
            </table:table-cell>
            <table:table-cell table:style-name="lowerBorder" office:value-type="string">
              <text:p text:style-name="ArialCenteredBold">6</text:p>
            </table:table-cell>
            <table:table-cell table:style-name="lowerBorder" office:value-type="string">
              <text:p text:style-name="ArialCenteredBold">7</text:p>
            </table:table-cell>
            <table:table-cell table:style-name="lowerBorder" office:value-type="string">
              <text:p text:style-name="ArialCenteredBold">8</text:p>
            </table:table-cell>
            <table:table-cell table:style-name="lowerBorder" office:value-type="string">
              <text:p text:style-name="ArialCenteredBold">9</text:p>
            </table:table-cell>
            <table:table-cell table:style-name="lowerBorder" office:value-type="string">
              <text:p text:style-name="ArialCenteredBold">10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double" table:style-name="noBorder">
            <text:p text:style-name="ArialCentered">0.167</text:p>
          </table:table-cell>
          <table:table-cell office:value-type="double" table:style-name="noBorder">
            <text:p text:style-name="ArialCentered">0.011</text:p>
          </table:table-cell>
          <table:table-cell office:value-type="double" table:style-name="noBorder">
            <text:p text:style-name="ArialCentered">0.001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double" table:style-name="noBorder">
            <text:p text:style-name="ArialCentered">0.390</text:p>
          </table:table-cell>
          <table:table-cell office:value-type="double" table:style-name="noBorder">
            <text:p text:style-name="ArialCentered">0.136</text:p>
          </table:table-cell>
          <table:table-cell office:value-type="double" table:style-name="noBorder">
            <text:p text:style-name="ArialCentered">0.034</text:p>
          </table:table-cell>
          <table:table-cell office:value-type="double" table:style-name="noBorder">
            <text:p text:style-name="ArialCentered">0.011</text:p>
          </table:table-cell>
          <table:table-cell office:value-type="double" table:style-name="noBorder">
            <text:p text:style-name="ArialCentered">0.003</text:p>
          </table:table-cell>
          <table:table-cell office:value-type="double" table:style-name="noBorder">
            <text:p text:style-name="ArialCentered">0.001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double" table:style-name="noBorder">
            <text:p text:style-name="ArialCentered">0.594</text:p>
          </table:table-cell>
          <table:table-cell office:value-type="double" table:style-name="noBorder">
            <text:p text:style-name="ArialCentered">0.325</text:p>
          </table:table-cell>
          <table:table-cell office:value-type="double" table:style-name="noBorder">
            <text:p text:style-name="ArialCentered">0.143</text:p>
          </table:table-cell>
          <table:table-cell office:value-type="double" table:style-name="noBorder">
            <text:p text:style-name="ArialCentered">0.059</text:p>
          </table:table-cell>
          <table:table-cell office:value-type="double" table:style-name="noBorder">
            <text:p text:style-name="ArialCentered">0.024</text:p>
          </table:table-cell>
          <table:table-cell office:value-type="double" table:style-name="noBorder">
            <text:p text:style-name="ArialCentered">0.009</text:p>
          </table:table-cell>
          <table:table-cell office:value-type="double" table:style-name="noBorder">
            <text:p text:style-name="ArialCentered">0.003</text:p>
          </table:table-cell>
          <table:table-cell office:value-type="double" table:style-name="noBorder">
            <text:p text:style-name="ArialCentered">0.001</text:p>
          </table:table-cell>
          <table:table-cell office:value-type="double" table:style-name="noBorder">
            <text:p text:style-name="ArialCentered">0.000</text:p>
          </table:table-cell>
          <table:table-cell office:value-type="double" table:style-name="noBorder">
            <text:p text:style-name="ArialCentered">0.000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double" table:style-name="noBorder">
            <text:p text:style-name="ArialCentered">0.729</text:p>
          </table:table-cell>
          <table:table-cell office:value-type="double" table:style-name="noBorder">
            <text:p text:style-name="ArialCentered">0.472</text:p>
          </table:table-cell>
          <table:table-cell office:value-type="double" table:style-name="noBorder">
            <text:p text:style-name="ArialCentered">0.266</text:p>
          </table:table-cell>
          <table:table-cell office:value-type="double" table:style-name="noBorder">
            <text:p text:style-name="ArialCentered">0.135</text:p>
          </table:table-cell>
          <table:table-cell office:value-type="double" table:style-name="noBorder">
            <text:p text:style-name="ArialCentered">0.064</text:p>
          </table:table-cell>
          <table:table-cell office:value-type="double" table:style-name="noBorder">
            <text:p text:style-name="ArialCentered">0.029</text:p>
          </table:table-cell>
          <table:table-cell office:value-type="double" table:style-name="noBorder">
            <text:p text:style-name="ArialCentered">0.013</text:p>
          </table:table-cell>
          <table:table-cell office:value-type="double" table:style-name="noBorder">
            <text:p text:style-name="ArialCentered">0.006</text:p>
          </table:table-cell>
          <table:table-cell office:value-type="double" table:style-name="noBorder">
            <text:p text:style-name="ArialCentered">0.002</text:p>
          </table:table-cell>
          <table:table-cell office:value-type="double" table:style-name="noBorder">
            <text:p text:style-name="ArialCentered">0.001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double" table:style-name="noBorder">
            <text:p text:style-name="ArialCentered">0.819</text:p>
          </table:table-cell>
          <table:table-cell office:value-type="double" table:style-name="noBorder">
            <text:p text:style-name="ArialCentered">0.610</text:p>
          </table:table-cell>
          <table:table-cell office:value-type="double" table:style-name="noBorder">
            <text:p text:style-name="ArialCentered">0.392</text:p>
          </table:table-cell>
          <table:table-cell office:value-type="double" table:style-name="noBorder">
            <text:p text:style-name="ArialCentered">0.232</text:p>
          </table:table-cell>
          <table:table-cell office:value-type="double" table:style-name="noBorder">
            <text:p text:style-name="ArialCentered">0.126</text:p>
          </table:table-cell>
          <table:table-cell office:value-type="double" table:style-name="noBorder">
            <text:p text:style-name="ArialCentered">0.065</text:p>
          </table:table-cell>
          <table:table-cell office:value-type="double" table:style-name="noBorder">
            <text:p text:style-name="ArialCentered">0.032</text:p>
          </table:table-cell>
          <table:table-cell office:value-type="double" table:style-name="noBorder">
            <text:p text:style-name="ArialCentered">0.015</text:p>
          </table:table-cell>
          <table:table-cell office:value-type="double" table:style-name="noBorder">
            <text:p text:style-name="ArialCentered">0.007</text:p>
          </table:table-cell>
          <table:table-cell office:value-type="double" table:style-name="noBorder">
            <text:p text:style-name="ArialCentered">0.003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double" table:style-name="noBorder">
            <text:p text:style-name="ArialCentered">0.880</text:p>
          </table:table-cell>
          <table:table-cell office:value-type="double" table:style-name="noBorder">
            <text:p text:style-name="ArialCentered">0.711</text:p>
          </table:table-cell>
          <table:table-cell office:value-type="double" table:style-name="noBorder">
            <text:p text:style-name="ArialCentered">0.514</text:p>
          </table:table-cell>
          <table:table-cell office:value-type="double" table:style-name="noBorder">
            <text:p text:style-name="ArialCentered">0.335</text:p>
          </table:table-cell>
          <table:table-cell office:value-type="double" table:style-name="noBorder">
            <text:p text:style-name="ArialCentered">0.204</text:p>
          </table:table-cell>
          <table:table-cell office:value-type="double" table:style-name="noBorder">
            <text:p text:style-name="ArialCentered">0.116</text:p>
          </table:table-cell>
          <table:table-cell office:value-type="double" table:style-name="noBorder">
            <text:p text:style-name="ArialCentered">0.063</text:p>
          </table:table-cell>
          <table:table-cell office:value-type="double" table:style-name="noBorder">
            <text:p text:style-name="ArialCentered">0.033</text:p>
          </table:table-cell>
          <table:table-cell office:value-type="double" table:style-name="noBorder">
            <text:p text:style-name="ArialCentered">0.016</text:p>
          </table:table-cell>
          <table:table-cell office:value-type="double" table:style-name="noBorder">
            <text:p text:style-name="ArialCentered">0.008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double" table:style-name="noBorder">
            <text:p text:style-name="ArialCentered">0.920</text:p>
          </table:table-cell>
          <table:table-cell office:value-type="double" table:style-name="noBorder">
            <text:p text:style-name="ArialCentered">0.793</text:p>
          </table:table-cell>
          <table:table-cell office:value-type="double" table:style-name="noBorder">
            <text:p text:style-name="ArialCentered">0.617</text:p>
          </table:table-cell>
          <table:table-cell office:value-type="double" table:style-name="noBorder">
            <text:p text:style-name="ArialCentered">0.443</text:p>
          </table:table-cell>
          <table:table-cell office:value-type="double" table:style-name="noBorder">
            <text:p text:style-name="ArialCentered">0.292</text:p>
          </table:table-cell>
          <table:table-cell office:value-type="double" table:style-name="noBorder">
            <text:p text:style-name="ArialCentered">0.182</text:p>
          </table:table-cell>
          <table:table-cell office:value-type="double" table:style-name="noBorder">
            <text:p text:style-name="ArialCentered">0.107</text:p>
          </table:table-cell>
          <table:table-cell office:value-type="double" table:style-name="noBorder">
            <text:p text:style-name="ArialCentered">0.060</text:p>
          </table:table-cell>
          <table:table-cell office:value-type="double" table:style-name="noBorder">
            <text:p text:style-name="ArialCentered">0.032</text:p>
          </table:table-cell>
          <table:table-cell office:value-type="double" table:style-name="noBorder">
            <text:p text:style-name="ArialCentered">0.017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double" table:style-name="noBorder">
            <text:p text:style-name="ArialCentered">0.946</text:p>
          </table:table-cell>
          <table:table-cell office:value-type="double" table:style-name="noBorder">
            <text:p text:style-name="ArialCentered">0.851</text:p>
          </table:table-cell>
          <table:table-cell office:value-type="double" table:style-name="noBorder">
            <text:p text:style-name="ArialCentered">0.707</text:p>
          </table:table-cell>
          <table:table-cell office:value-type="double" table:style-name="noBorder">
            <text:p text:style-name="ArialCentered">0.540</text:p>
          </table:table-cell>
          <table:table-cell office:value-type="double" table:style-name="noBorder">
            <text:p text:style-name="ArialCentered">0.386</text:p>
          </table:table-cell>
          <table:table-cell office:value-type="double" table:style-name="noBorder">
            <text:p text:style-name="ArialCentered">0.257</text:p>
          </table:table-cell>
          <table:table-cell office:value-type="double" table:style-name="noBorder">
            <text:p text:style-name="ArialCentered">0.163</text:p>
          </table:table-cell>
          <table:table-cell office:value-type="double" table:style-name="noBorder">
            <text:p text:style-name="ArialCentered">0.098</text:p>
          </table:table-cell>
          <table:table-cell office:value-type="double" table:style-name="noBorder">
            <text:p text:style-name="ArialCentered">0.057</text:p>
          </table:table-cell>
          <table:table-cell office:value-type="double" table:style-name="noBorder">
            <text:p text:style-name="ArialCentered">0.032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double" table:style-name="noBorder">
            <text:p text:style-name="ArialCentered">0.964</text:p>
          </table:table-cell>
          <table:table-cell office:value-type="double" table:style-name="noBorder">
            <text:p text:style-name="ArialCentered">0.895</text:p>
          </table:table-cell>
          <table:table-cell office:value-type="double" table:style-name="noBorder">
            <text:p text:style-name="ArialCentered">0.777</text:p>
          </table:table-cell>
          <table:table-cell office:value-type="double" table:style-name="noBorder">
            <text:p text:style-name="ArialCentered">0.631</text:p>
          </table:table-cell>
          <table:table-cell office:value-type="double" table:style-name="noBorder">
            <text:p text:style-name="ArialCentered">0.476</text:p>
          </table:table-cell>
          <table:table-cell office:value-type="double" table:style-name="noBorder">
            <text:p text:style-name="ArialCentered">0.340</text:p>
          </table:table-cell>
          <table:table-cell office:value-type="double" table:style-name="noBorder">
            <text:p text:style-name="ArialCentered">0.228</text:p>
          </table:table-cell>
          <table:table-cell office:value-type="double" table:style-name="noBorder">
            <text:p text:style-name="ArialCentered">0.147</text:p>
          </table:table-cell>
          <table:table-cell office:value-type="double" table:style-name="noBorder">
            <text:p text:style-name="ArialCentered">0.090</text:p>
          </table:table-cell>
          <table:table-cell office:value-type="double" table:style-name="noBorder">
            <text:p text:style-name="ArialCentered">0.053</text:p>
          </table:table-cell>
        </table:table-row>
      </table:table>
      <text:p text:style-name="R_20_Code_20_Chunk"/>
      <table:table table:name="Table101" table:style-name="RTable1">
        <table:table-column table:number-columns-repeated="11"/>
        <table:table-header-rows>
          <table:table-row>
            <table:table-cell table:style-name="lowerBorder" office:value-type="string">
              <text:p text:style-name="ArialCenteredBold"/>
            </table:table-cell>
            <table:table-cell table:style-name="lowerBorder" office:value-type="string">
              <text:p text:style-name="ArialCenteredBold">1</text:p>
            </table:table-cell>
            <table:table-cell table:style-name="lowerBorder" office:value-type="string">
              <text:p text:style-name="ArialCenteredBold">2</text:p>
            </table:table-cell>
            <table:table-cell table:style-name="lowerBorder" office:value-type="string">
              <text:p text:style-name="ArialCenteredBold">3</text:p>
            </table:table-cell>
            <table:table-cell table:style-name="lowerBorder" office:value-type="string">
              <text:p text:style-name="ArialCenteredBold">4</text:p>
            </table:table-cell>
            <table:table-cell table:style-name="lowerBorder" office:value-type="string">
              <text:p text:style-name="ArialCenteredBold">5</text:p>
            </table:table-cell>
            <table:table-cell table:style-name="lowerBorder" office:value-type="string">
              <text:p text:style-name="ArialCenteredBold">6</text:p>
            </table:table-cell>
            <table:table-cell table:style-name="lowerBorder" office:value-type="string">
              <text:p text:style-name="ArialCenteredBold">7</text:p>
            </table:table-cell>
            <table:table-cell table:style-name="lowerBorder" office:value-type="string">
              <text:p text:style-name="ArialCenteredBold">8</text:p>
            </table:table-cell>
            <table:table-cell table:style-name="lowerBorder" office:value-type="string">
              <text:p text:style-name="ArialCenteredBold">9</text:p>
            </table:table-cell>
            <table:table-cell table:style-name="lowerBorder" office:value-type="string">
              <text:p text:style-name="ArialCenteredBold">10</text:p>
            </table:table-cell>
          </table:table-row>
        </table:table-header-rows>
        <table:table-row>
          <table:table-cell office:value-type="string" table:style-name="noBorder">
            <text:p text:style-name="ArialCentered">1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  <table:table-cell office:value-type="double" table:style-name="noBorder">
            <text:p text:style-name="ArialCentered">NA</text:p>
          </table:table-cell>
        </table:table-row>
        <table:table-row>
          <table:table-cell office:value-type="string" table:style-name="noBorder">
            <text:p text:style-name="ArialCentered">2</text:p>
          </table:table-cell>
          <table:table-cell office:value-type="double" table:style-name="noBorder">
            <text:p text:style-name="ArialCentered">0.8</text:p>
          </table:table-cell>
          <table:table-cell office:value-type="double" table:style-name="noBorder">
            <text:p text:style-name="ArialCentered">0.9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  <table:table-cell office:value-type="double" table:style-name="noBorder">
            <text:p text:style-name="ArialCentered">1.0</text:p>
          </table:table-cell>
        </table:table-row>
        <table:table-row>
          <table:table-cell office:value-type="string" table:style-name="noBorder">
            <text:p text:style-name="ArialCentered">3</text:p>
          </table:table-cell>
          <table:table-cell office:value-type="double" table:style-name="noBorder">
            <text:p text:style-name="ArialCentered">1.3</text:p>
          </table:table-cell>
          <table:table-cell office:value-type="double" table:style-name="noBorder">
            <text:p text:style-name="ArialCentered">1.8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2.0</text:p>
          </table:table-cell>
        </table:table-row>
        <table:table-row>
          <table:table-cell office:value-type="string" table:style-name="noBorder">
            <text:p text:style-name="ArialCentered">4</text:p>
          </table:table-cell>
          <table:table-cell office:value-type="double" table:style-name="noBorder">
            <text:p text:style-name="ArialCentered">1.6</text:p>
          </table:table-cell>
          <table:table-cell office:value-type="double" table:style-name="noBorder">
            <text:p text:style-name="ArialCentered">2.3</text:p>
          </table:table-cell>
          <table:table-cell office:value-type="double" table:style-name="noBorder">
            <text:p text:style-name="ArialCentered">2.7</text:p>
          </table:table-cell>
          <table:table-cell office:value-type="double" table:style-name="noBorder">
            <text:p text:style-name="ArialCentered">2.9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0</text:p>
          </table:table-cell>
        </table:table-row>
        <table:table-row>
          <table:table-cell office:value-type="string" table:style-name="noBorder">
            <text:p text:style-name="ArialCentered">5</text:p>
          </table:table-cell>
          <table:table-cell office:value-type="double" table:style-name="noBorder">
            <text:p text:style-name="ArialCentered">1.7</text:p>
          </table:table-cell>
          <table:table-cell office:value-type="double" table:style-name="noBorder">
            <text:p text:style-name="ArialCentered">2.7</text:p>
          </table:table-cell>
          <table:table-cell office:value-type="double" table:style-name="noBorder">
            <text:p text:style-name="ArialCentered">3.3</text:p>
          </table:table-cell>
          <table:table-cell office:value-type="double" table:style-name="noBorder">
            <text:p text:style-name="ArialCentered">3.7</text:p>
          </table:table-cell>
          <table:table-cell office:value-type="double" table:style-name="noBorder">
            <text:p text:style-name="ArialCentered">3.8</text:p>
          </table:table-cell>
          <table:table-cell office:value-type="double" table:style-name="noBorder">
            <text:p text:style-name="ArialCentered">3.9</text:p>
          </table:table-cell>
          <table:table-cell office:value-type="double" table:style-name="noBorder">
            <text:p text:style-name="ArialCentered">4.0</text:p>
          </table:table-cell>
          <table:table-cell office:value-type="double" table:style-name="noBorder">
            <text:p text:style-name="ArialCentered">4.0</text:p>
          </table:table-cell>
          <table:table-cell office:value-type="double" table:style-name="noBorder">
            <text:p text:style-name="ArialCentered">4.0</text:p>
          </table:table-cell>
          <table:table-cell office:value-type="double" table:style-name="noBorder">
            <text:p text:style-name="ArialCentered">4.0</text:p>
          </table:table-cell>
        </table:table-row>
        <table:table-row>
          <table:table-cell office:value-type="string" table:style-name="noBorder">
            <text:p text:style-name="ArialCentered">6</text:p>
          </table:table-cell>
          <table:table-cell office:value-type="double" table:style-name="noBorder">
            <text:p text:style-name="ArialCentered">1.8</text:p>
          </table:table-cell>
          <table:table-cell office:value-type="double" table:style-name="noBorder">
            <text:p text:style-name="ArialCentered">3.0</text:p>
          </table:table-cell>
          <table:table-cell office:value-type="double" table:style-name="noBorder">
            <text:p text:style-name="ArialCentered">3.8</text:p>
          </table:table-cell>
          <table:table-cell office:value-type="double" table:style-name="noBorder">
            <text:p text:style-name="ArialCentered">4.4</text:p>
          </table:table-cell>
          <table:table-cell office:value-type="double" table:style-name="noBorder">
            <text:p text:style-name="ArialCentered">4.7</text:p>
          </table:table-cell>
          <table:table-cell office:value-type="double" table:style-name="noBorder">
            <text:p text:style-name="ArialCentered">4.8</text:p>
          </table:table-cell>
          <table:table-cell office:value-type="double" table:style-name="noBorder">
            <text:p text:style-name="ArialCentered">4.9</text:p>
          </table:table-cell>
          <table:table-cell office:value-type="double" table:style-name="noBorder">
            <text:p text:style-name="ArialCentered">5.0</text:p>
          </table:table-cell>
          <table:table-cell office:value-type="double" table:style-name="noBorder">
            <text:p text:style-name="ArialCentered">5.0</text:p>
          </table:table-cell>
          <table:table-cell office:value-type="double" table:style-name="noBorder">
            <text:p text:style-name="ArialCentered">5.0</text:p>
          </table:table-cell>
        </table:table-row>
        <table:table-row>
          <table:table-cell office:value-type="string" table:style-name="noBorder">
            <text:p text:style-name="ArialCentered">7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3.2</text:p>
          </table:table-cell>
          <table:table-cell office:value-type="double" table:style-name="noBorder">
            <text:p text:style-name="ArialCentered">4.2</text:p>
          </table:table-cell>
          <table:table-cell office:value-type="double" table:style-name="noBorder">
            <text:p text:style-name="ArialCentered">4.9</text:p>
          </table:table-cell>
          <table:table-cell office:value-type="double" table:style-name="noBorder">
            <text:p text:style-name="ArialCentered">5.4</text:p>
          </table:table-cell>
          <table:table-cell office:value-type="double" table:style-name="noBorder">
            <text:p text:style-name="ArialCentered">5.7</text:p>
          </table:table-cell>
          <table:table-cell office:value-type="double" table:style-name="noBorder">
            <text:p text:style-name="ArialCentered">5.8</text:p>
          </table:table-cell>
          <table:table-cell office:value-type="double" table:style-name="noBorder">
            <text:p text:style-name="ArialCentered">5.9</text:p>
          </table:table-cell>
          <table:table-cell office:value-type="double" table:style-name="noBorder">
            <text:p text:style-name="ArialCentered">6.0</text:p>
          </table:table-cell>
          <table:table-cell office:value-type="double" table:style-name="noBorder">
            <text:p text:style-name="ArialCentered">6.0</text:p>
          </table:table-cell>
        </table:table-row>
        <table:table-row>
          <table:table-cell office:value-type="string" table:style-name="noBorder">
            <text:p text:style-name="ArialCentered">8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3.3</text:p>
          </table:table-cell>
          <table:table-cell office:value-type="double" table:style-name="noBorder">
            <text:p text:style-name="ArialCentered">4.5</text:p>
          </table:table-cell>
          <table:table-cell office:value-type="double" table:style-name="noBorder">
            <text:p text:style-name="ArialCentered">5.4</text:p>
          </table:table-cell>
          <table:table-cell office:value-type="double" table:style-name="noBorder">
            <text:p text:style-name="ArialCentered">6.0</text:p>
          </table:table-cell>
          <table:table-cell office:value-type="double" table:style-name="noBorder">
            <text:p text:style-name="ArialCentered">6.4</text:p>
          </table:table-cell>
          <table:table-cell office:value-type="double" table:style-name="noBorder">
            <text:p text:style-name="ArialCentered">6.7</text:p>
          </table:table-cell>
          <table:table-cell office:value-type="double" table:style-name="noBorder">
            <text:p text:style-name="ArialCentered">6.8</text:p>
          </table:table-cell>
          <table:table-cell office:value-type="double" table:style-name="noBorder">
            <text:p text:style-name="ArialCentered">6.9</text:p>
          </table:table-cell>
          <table:table-cell office:value-type="double" table:style-name="noBorder">
            <text:p text:style-name="ArialCentered">7.0</text:p>
          </table:table-cell>
        </table:table-row>
        <table:table-row>
          <table:table-cell office:value-type="string" table:style-name="noBorder">
            <text:p text:style-name="ArialCentered">9</text:p>
          </table:table-cell>
          <table:table-cell office:value-type="double" table:style-name="noBorder">
            <text:p text:style-name="ArialCentered">1.9</text:p>
          </table:table-cell>
          <table:table-cell office:value-type="double" table:style-name="noBorder">
            <text:p text:style-name="ArialCentered">3.4</text:p>
          </table:table-cell>
          <table:table-cell office:value-type="double" table:style-name="noBorder">
            <text:p text:style-name="ArialCentered">4.7</text:p>
          </table:table-cell>
          <table:table-cell office:value-type="double" table:style-name="noBorder">
            <text:p text:style-name="ArialCentered">5.8</text:p>
          </table:table-cell>
          <table:table-cell office:value-type="double" table:style-name="noBorder">
            <text:p text:style-name="ArialCentered">6.6</text:p>
          </table:table-cell>
          <table:table-cell office:value-type="double" table:style-name="noBorder">
            <text:p text:style-name="ArialCentered">7.1</text:p>
          </table:table-cell>
          <table:table-cell office:value-type="double" table:style-name="noBorder">
            <text:p text:style-name="ArialCentered">7.5</text:p>
          </table:table-cell>
          <table:table-cell office:value-type="double" table:style-name="noBorder">
            <text:p text:style-name="ArialCentered">7.7</text:p>
          </table:table-cell>
          <table:table-cell office:value-type="double" table:style-name="noBorder">
            <text:p text:style-name="ArialCentered">7.8</text:p>
          </table:table-cell>
          <table:table-cell office:value-type="double" table:style-name="noBorder">
            <text:p text:style-name="ArialCentered">7.9</text:p>
          </table:table-cell>
        </table:table-row>
        <table:table-row>
          <table:table-cell office:value-type="string" table:style-name="noBorder">
            <text:p text:style-name="ArialCentered">10</text:p>
          </table:table-cell>
          <table:table-cell office:value-type="double" table:style-name="noBorder">
            <text:p text:style-name="ArialCentered">2.0</text:p>
          </table:table-cell>
          <table:table-cell office:value-type="double" table:style-name="noBorder">
            <text:p text:style-name="ArialCentered">3.5</text:p>
          </table:table-cell>
          <table:table-cell office:value-type="double" table:style-name="noBorder">
            <text:p text:style-name="ArialCentered">4.9</text:p>
          </table:table-cell>
          <table:table-cell office:value-type="double" table:style-name="noBorder">
            <text:p text:style-name="ArialCentered">6.1</text:p>
          </table:table-cell>
          <table:table-cell office:value-type="double" table:style-name="noBorder">
            <text:p text:style-name="ArialCentered">7.0</text:p>
          </table:table-cell>
          <table:table-cell office:value-type="double" table:style-name="noBorder">
            <text:p text:style-name="ArialCentered">7.7</text:p>
          </table:table-cell>
          <table:table-cell office:value-type="double" table:style-name="noBorder">
            <text:p text:style-name="ArialCentered">8.2</text:p>
          </table:table-cell>
          <table:table-cell office:value-type="double" table:style-name="noBorder">
            <text:p text:style-name="ArialCentered">8.5</text:p>
          </table:table-cell>
          <table:table-cell office:value-type="double" table:style-name="noBorder">
            <text:p text:style-name="ArialCentered">8.7</text:p>
          </table:table-cell>
          <table:table-cell office:value-type="double" table:style-name="noBorder">
            <text:p text:style-name="ArialCentered">8.8</text:p>
          </table:table-cell>
        </table:table-row>
      </table:table>
      <text:p text:style-name="R_20_Code_20_Chunk"/>
      <text:p text:style-name="R_20_Code_20_Chunk"/>
      <text:p text:style-name="R_20_Code_20_Chunk"/>
      <text:p text:style-name="R_20_Code_20_Chunk"/>
      <text:p text:style-name="R_20_Code_20_Chunk"/>
      <text:p text:style-name="R_20_Code_20_Chunk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R_20_Comment" style:display-name="R Comment" style:family="paragraph" style:parent-style-name="Standard" style:class="text">
      <style:text-properties fo:color="#008000" style:font-name="Courier New1" fo:font-size="10pt" style:font-size-asian="10pt" style:font-size-complex="10pt"/>
    </style:style>
    <style:style style:name="R_20_Code_20_Chunk" style:display-name="R Code Chunk" style:family="paragraph" style:parent-style-name="Standard" style:class="text" style:master-page-name="">
      <style:paragraph-properties style:page-number="auto"/>
      <style:text-properties style:font-name="Courier New" fo:font-size="10pt"/>
    </style:style>
    <style:style style:name="R_20_Guideline" style:display-name="R Guideline" style:family="paragraph" style:parent-style-name="Standard" style:class="text">
      <style:paragraph-properties fo:background-color="#0000ff" style:shadow="none">
        <style:background-image/>
      </style:paragraph-properties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ArialCenteredBold" style:family="paragraph">
      <style:text-properties fo:color="#000000" fo:font-size="12pt" fo:font-weight="bold" style:font-name="Arial"/>
      <style:paragraph-properties fo:text-align="center"/>
    </style:style>
    <style:style style:name="ArialNormal" style:family="paragraph">
      <style:text-properties fo:color="#000000" fo:font-size="12pt" style:font-name="Arial"/>
      <style:paragraph-properties fo:text-align="left"/>
    </style:style>
    <style:style style:name="ArialCentered" style:family="paragraph">
      <style:text-properties fo:color="#000000" fo:font-size="12pt" style:font-name="Arial"/>
      <style:paragraph-properties fo:text-align="center"/>
    </style:style>
    <style:style style:name="ArialHighlight" style:family="paragraph">
      <style:text-properties fo:color="#ff0000" fo:font-size="12pt" fo:font-weight="bold" style:font-name="Arial"/>
      <style:paragraph-properties fo:text-align="center"/>
    </style:style>
    <style:style style:name="ttBlue" style:family="paragraph">
      <style:text-properties fo:color="#000080" fo:font-size="10pt" style:font-name="Courier New"/>
      <style:paragraph-properties fo:text-align="left"/>
    </style:style>
    <style:style style:name="ttRed" style:family="paragraph">
      <style:text-properties fo:color="#800000" fo:font-size="10pt" style:font-name="Courier New"/>
      <style:paragraph-properties fo:text-align="left"/>
    </style:styl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101">
      <style:page-layout-properties fo:margin-left="1.25in" fo:margin-right="1.25in" fo:margin-top="1in" fo:margin-bottom="1in" fo:page-width="11in" fo:page-height="8.5in" style:num-format="1" style:print-orientation="landscape"/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RlandscapePage" style:page-layout-name="pm10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 C</meta:initial-creator>
    <meta:creation-date>2010-04-09T22:07:45.69</meta:creation-date>
    <dc:date>2011-03-26T21:26:11.89</dc:date>
    <dc:creator>Rob C</dc:creator>
    <meta:editing-duration>PT199H35M45S</meta:editing-duration>
    <meta:editing-cycles>33</meta:editing-cycles>
    <meta:generator>OpenOffice.org/3.1$Win32 OpenOffice.org_project/310m19$Build-9420</meta:generator>
    <meta:document-statistic meta:table-count="0" meta:image-count="0" meta:object-count="8" meta:page-count="8" meta:paragraph-count="308" meta:word-count="1364" meta:character-count="10332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S</math:mi>
          <math:mi>n</math:mi>
        </math:msub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i>k</math:mi>
        </math:mrow>
      </math:mrow>
      <math:mo math:stretchy="false">=</math:mo>
      <math:mfrac>
        <math:mrow>
          <math:mi>n</math:mi>
          <math:mrow>
            <math:mo math:stretchy="false">(</math:mo>
            <math:mrow>
              <math:mi>n</math:mi>
              <math:mo math:stretchy="false">+</math:mo>
              <math:mn>1</math:mn>
            </math:mrow>
            <math:mo math:stretchy="false">)</math:mo>
          </math:mrow>
        </math:mrow>
        <math:mn>2</math:mn>
      </math:mfrac>
    </math:mrow>
    <math:annotation math:encoding="StarMath 5.0">S_n = sum from {k=1} to {n} k = {n(n+1)} over {2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sup>
          <math:mi>S</math:mi>
          <math:mi>n</math:mi>
          <math:mn>2</math:mn>
        </math:msubsup>
        <math:mo math:stretchy="false">=</math:mo>
        <math:mrow>
          <math:munderover>
            <math:mo math:stretchy="false">∑</math:mo>
            <math:mrow>
              <math:mi>k</math:mi>
              <math:mo math:stretchy="false">=</math:mo>
              <math:mn>1</math:mn>
            </math:mrow>
            <math:mi>n</math:mi>
          </math:munderover>
          <math:msup>
            <math:mi>k</math:mi>
            <math:mn>2</math:mn>
          </math:msup>
        </math:mrow>
      </math:mrow>
      <math:mo math:stretchy="false">=</math:mo>
      <math:mfrac>
        <math:mrow>
          <math:mi>n</math:mi>
          <math:mrow>
            <math:mo math:stretchy="false">(</math:mo>
            <math:mrow>
              <math:mi>n</math:mi>
              <math:mo math:stretchy="false">+</math:mo>
              <math:mn>1</math:mn>
            </math:mrow>
            <math:mo math:stretchy="false">)</math:mo>
          </math:mrow>
          <math:mrow>
            <math:mo math:stretchy="false">(</math:mo>
            <math:mrow>
              <math:mn>2n</math:mn>
              <math:mo math:stretchy="false">+</math:mo>
              <math:mn>1</math:mn>
            </math:mrow>
            <math:mo math:stretchy="false">)</math:mo>
          </math:mrow>
        </math:mrow>
        <math:mn>6</math:mn>
      </math:mfrac>
    </math:mrow>
    <math:annotation math:encoding="StarMath 5.0">S^2_n = sum from {k=1} to {n} k^2 = {n(n+1)(2n+1)} over {6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bsup>
            <math:mi>S</math:mi>
            <math:mi>n</math:mi>
            <math:mn>3</math:mn>
          </math:msubsup>
          <math:mo math:stretchy="false">=</math:mo>
          <math:mrow>
            <math:munderover>
              <math:mo math:stretchy="false">∑</math:mo>
              <math:mrow>
                <math:mi>k</math:mi>
                <math:mo math:stretchy="false">=</math:mo>
                <math:mn>1</math:mn>
              </math:mrow>
              <math:mi>n</math:mi>
            </math:munderover>
            <math:msup>
              <math:mi>k</math:mi>
              <math:mn>3</math:mn>
            </math:msup>
          </math:mrow>
        </math:mrow>
        <math:mo math:stretchy="false">=</math:mo>
        <math:msup>
          <math:mfenced math:open="" math:close="">
            <math:mrow>
              <math:munderover>
                <math:mo math:stretchy="false">∑</math:mo>
                <math:mrow>
                  <math:mi>k</math:mi>
                  <math:mo math:stretchy="false">=</math:mo>
                  <math:mn>1</math:mn>
                </math:mrow>
                <math:mi>n</math:mi>
              </math:munderover>
              <math:mi>k</math:mi>
            </math:mrow>
          </math:mfenced>
          <math:mn>2</math:mn>
        </math:msup>
      </math:mrow>
      <math:mo math:stretchy="false">=</math:mo>
      <math:mfrac>
        <math:mrow>
          <math:msup>
            <math:mi>n</math:mi>
            <math:mn>2</math:mn>
          </math:msup>
          <math:msup>
            <math:mrow>
              <math:mo math:stretchy="false">(</math:mo>
              <math:mrow>
                <math:mi>n</math:mi>
                <math:mo math:stretchy="false">+</math:mo>
                <math:mn>1</math:mn>
              </math:mrow>
              <math:mo math:stretchy="false">)</math:mo>
            </math:mrow>
            <math:mn>2</math:mn>
          </math:msup>
        </math:mrow>
        <math:mn>4</math:mn>
      </math:mfrac>
    </math:mrow>
    <math:annotation math:encoding="StarMath 5.0">S^3_n = sum from {k=1} to {n} k^3 = left( sum from {k=1} to {n} k right)^2 = {n^2(n+1)^2} over {4}  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P</math:mi>
            <math:mrow>
              <math:mrow>
                <math:mo math:stretchy="false">(</math:mo>
                <math:mrow>
                  <math:mi>X</math:mi>
                  <math:mo math:stretchy="false">&gt;</math:mo>
                  <math:mi>Y</math:mi>
                </math:mrow>
                <math:mo math:stretchy="false">)</math:mo>
              </math:mrow>
              <math:mo math:stretchy="false">=</math:mo>
              <math:mrow>
                <math:munderover>
                  <math:mo math:stretchy="false">∑</math:mo>
                  <math:mrow>
                    <math:mi>y</math:mi>
                    <math:mo math:stretchy="false">=</math:mo>
                    <math:mn>1</math:mn>
                  </math:mrow>
                  <math:mi>k</math:mi>
                </math:munderover>
                <math:mi>P</math:mi>
              </math:mrow>
            </math:mrow>
            <math:mrow>
              <math:mo math:stretchy="false">(</math:mo>
              <math:mrow>
                <math:mrow>
                  <math:mrow>
                    <math:mi>X</math:mi>
                    <math:mo math:stretchy="false">&gt;</math:mo>
                    <math:mi>Y</math:mi>
                  </math:mrow>
                  <math:mo math:stretchy="false">∣</math:mo>
                  <math:mi>Y</math:mi>
                </math:mrow>
                <math:mo math:stretchy="false">=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i>Y</math:mi>
                <math:mo math:stretchy="false">=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row>
              <math:munderover>
                <math:mo math:stretchy="false">∑</math:mo>
                <math:mrow>
                  <math:mi>y</math:mi>
                  <math:mo math:stretchy="false">=</math:mo>
                  <math:mn>1</math:mn>
                </math:mrow>
                <math:mi>k</math:mi>
              </math:munderover>
              <math:mi>P</math:mi>
            </math:mrow>
            <math:mrow>
              <math:mo math:stretchy="false">(</math:mo>
              <math:mrow>
                <math:mrow>
                  <math:mrow>
                    <math:mi>X</math:mi>
                    <math:mo math:stretchy="false">&gt;</math:mo>
                    <math:mi>Y</math:mi>
                  </math:mrow>
                  <math:mo math:stretchy="false">∣</math:mo>
                  <math:mi>Y</math:mi>
                </math:mrow>
                <math:mo math:stretchy="false">=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fenced math:open="" math:close="">
              <math:mrow>
                <math:mi>P</math:mi>
                <math:mrow>
                  <math:mrow>
                    <math:mo math:stretchy="false">(</math:mo>
                    <math:mrow>
                      <math:mi>X</math:mi>
                      <math:mo math:stretchy="false">&gt;</math:mo>
                      <math:mn>1</math:mn>
                    </math:mrow>
                    <math:mo math:stretchy="false">)</math:mo>
                  </math:mrow>
                  <math:mo math:stretchy="false">+</math:mo>
                  <math:mi>P</math:mi>
                </math:mrow>
                <math:mrow>
                  <math:mrow>
                    <math:mo math:stretchy="false">(</math:mo>
                    <math:mrow>
                      <math:mi>X</math:mi>
                      <math:mo math:stretchy="false">&gt;</math:mo>
                      <math:mn>2</math:mn>
                    </math:mrow>
                    <math:mo math:stretchy="false">)</math:mo>
                  </math:mrow>
                  <math:mo math:stretchy="false">+</math:mo>
                  <math:mi>P</math:mi>
                </math:mrow>
                <math:mrow>
                  <math:mrow>
                    <math:mrow>
                      <math:mo math:stretchy="false">(</math:mo>
                      <math:mrow>
                        <math:mi>X</math:mi>
                        <math:mo math:stretchy="false">&gt;</math:mo>
                        <math:mn>3</math:mn>
                      </math:mrow>
                      <math:mo math:stretchy="false">)</math:mo>
                    </math:mrow>
                    <math:mo math:stretchy="false">+</math:mo>
                    <math:mn>...</math:mn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i>X</math:mi>
                    <math:mo math:stretchy="false">&gt;</math:mo>
                    <math:mrow>
                      <math:mi>k</math:mi>
                      <math:mo math:stretchy="false">−</math:mo>
                      <math:mn>1</math:mn>
                    </math:mrow>
                  </math:mrow>
                  <math:mo math:stretchy="false">)</math:mo>
                </math:mrow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fenced math:open="" math:close="">
              <math:mrow>
                <math:mrow>
                  <math:mrow>
                    <math:mrow>
                      <math:mfrac>
                        <math:mrow>
                          <math:mrow>
                            <math:mo math:stretchy="false">(</math:mo>
                            <math:mrow>
                              <math:mi>k</math:mi>
                              <math:mo math:stretchy="false">−</math:mo>
                              <math:mn>1</math:mn>
                            </math:mrow>
                            <math:mo math:stretchy="false">)</math:mo>
                          </math:mrow>
                        </math:mrow>
                        <math:mrow>
                          <math:mi>k</math:mi>
                        </math:mrow>
                      </math:mfrac>
                      <math:mo math:stretchy="false">+</math:mo>
                      <math:mfrac>
                        <math:mrow>
                          <math:mrow>
                            <math:mo math:stretchy="false">(</math:mo>
                            <math:mrow>
                              <math:mi>k</math:mi>
                              <math:mo math:stretchy="false">−</math:mo>
                              <math:mn>2</math:mn>
                            </math:mrow>
                            <math:mo math:stretchy="false">)</math:mo>
                          </math:mrow>
                        </math:mrow>
                        <math:mrow>
                          <math:mi>k</math:mi>
                        </math:mrow>
                      </math:mfrac>
                    </math:mrow>
                    <math:mo math:stretchy="false">+</math:mo>
                    <math:mfrac>
                      <math:mrow>
                        <math:mrow>
                          <math:mo math:stretchy="false">(</math:mo>
                          <math:mrow>
                            <math:mi>k</math:mi>
                            <math:mo math:stretchy="false">−</math:mo>
                            <math:mn>3</math:mn>
                          </math:mrow>
                          <math:mo math:stretchy="false">)</math:mo>
                        </math:mrow>
                      </math:mrow>
                      <math:mrow>
                        <math:mi>k</math:mi>
                      </math:mrow>
                    </math:mfrac>
                  </math:mrow>
                  <math:mo math:stretchy="false">+</math:mo>
                  <math:mn>...</math:mn>
                </math:mrow>
                <math:mo math:stretchy="false">+</math:mo>
                <math:mfrac>
                  <math:mrow>
                    <math:mn>1</math:mn>
                  </math:mrow>
                  <math:mrow>
                    <math:mi>k</math:mi>
                  </math:mrow>
                </math:mfrac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sup>
                    <math:mi>k</math:mi>
                    <math:mn>2</math:mn>
                  </math:msup>
                </math:mrow>
              </math:mfrac>
            </math:mrow>
            <math:mfenced math:open="" math:close="">
              <math:mrow>
                <math:munderover>
                  <math:mo math:stretchy="false">∑</math:mo>
                  <math:mrow>
                    <math:mi>i</math:mi>
                    <math:mo math:stretchy="false">=</math:mo>
                    <math:mn>1</math:mn>
                  </math:mrow>
                  <math:mrow>
                    <math:mi>k</math:mi>
                    <math:mo math:stretchy="false">−</math:mo>
                    <math:mn>1</math:mn>
                  </math:mrow>
                </math:munderover>
                <math:mi>i</math:mi>
              </math:mrow>
            </math:mfenced>
          </math:mrow>
        </math:mrow>
      </math:mtr>
      <math:mtr>
        <math:mrow>
          <math:mrow>
            <math:mrow>
              <math:msub>
                <math:mi>p</math:mi>
                <math:mrow>
                  <math:mn>1</math:mn>
                  <math:mo math:stretchy="false">−</math:mo>
                  <math:mn>1</math:mn>
                </math:mrow>
              </math:msub>
              <math:mo math:stretchy="false">=</math:mo>
              <math:mfrac>
                <math:mrow>
                  <math:mn>1</math:mn>
                </math:mrow>
                <math:mrow>
                  <math:msup>
                    <math:mi>k</math:mi>
                    <math:mn>2</math:mn>
                  </math:msup>
                </math:mrow>
              </math:mfrac>
            </math:mrow>
            <math:msub>
              <math:mi>S</math:mi>
              <math:mrow>
                <math:mi>k</math:mi>
                <math:mo math:stretchy="false">−</math:mo>
                <math:mn>1</math:mn>
              </math:mrow>
            </math:msub>
          </math:mrow>
        </math:mrow>
      </math:mtr>
    </math:mtable>
    <math:annotation math:encoding="StarMath 5.0">alignl P(X &gt; Y) = sum from {y=1} to {k} P(X &gt; Y divides Y=y)P(Y=y) newline
alignl ~~~~~~~~~~ = {alignc 1} over {alignc k} sum from {y=1} to {k} P(X &gt; Y divides Y=y) newline
alignl ~~~~~~~~~~ = {alignc 1} over {alignc k} left( P(X&gt;1) + P(X&gt;2) + P(X&gt;3) + ... + P(X&gt;k-1) right) newline
alignl ~~~~~~~~~~ = {alignc 1} over {alignc k} left( {alignc (k-1)} over {alignc k} + {alignc (k-2)} over {alignc k} + {alignc (k-3)} over {alignc k} +...+ {alignc 1} over {alignc k} right) newline
alignl ~~~~~~~~~~ = {alignc 1} over {alignc k^2} left( sum from {i=1} to {k-1} i right) newline
alignl p_{1-1} = {alignc 1} over {alignc k^2} S_{k-1}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i>P</math:mi>
      <math:mrow>
        <math:mrow>
          <math:mo math:stretchy="false">(</math:mo>
          <math:mrow>
            <math:mi>X</math:mi>
            <math:mo math:stretchy="false">=</math:mo>
            <math:mi>x</math:mi>
          </math:mrow>
          <math:mo math:stretchy="false">)</math:mo>
        </math:mrow>
        <math:mo math:stretchy="false">=</math:mo>
        <math:mi>P</math:mi>
      </math:mrow>
      <math:mrow>
        <math:mrow>
          <math:mo math:stretchy="false">(</math:mo>
          <math:mrow>
            <math:mi>Y</math:mi>
            <math:mo math:stretchy="false">=</math:mo>
            <math:mi>y</math:mi>
          </math:mrow>
          <math:mo math:stretchy="false">)</math:mo>
        </math:mrow>
        <math:mo math:stretchy="false">=</math:mo>
        <math:mrow>
          <math:mn>1</math:mn>
          <math:mo math:stretchy="false">/</math:mo>
          <math:mi>k</math:mi>
        </math:mrow>
      </math:mrow>
    </math:mrow>
    <math:annotation math:encoding="StarMath 5.0">P(X = x) = P(Y = y) = 1 / k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P</math:mi>
            <math:mrow>
              <math:mrow>
                <math:mo math:stretchy="false">(</math:mo>
                <math:mrow>
                  <math:mrow>
                    <math:msub>
                      <math:mi>X</math:mi>
                      <math:mn>1</math:mn>
                    </math:msub>
                    <math:mo math:stretchy="false">&gt;</math:mo>
                    <math:mrow>
                      <math:mi>Y</math:mi>
                      <math:mo math:stretchy="false">∪</math:mo>
                      <math:msub>
                        <math:mi>X</math:mi>
                        <math:mn>2</math:mn>
                      </math:msub>
                    </math:mrow>
                  </math:mrow>
                  <math:mo math:stretchy="false">&gt;</math:mo>
                  <math:mi>Y</math:mi>
                </math:mrow>
                <math:mo math:stretchy="false">)</math:mo>
              </math:mrow>
              <math:mo math:stretchy="false">=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1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+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−</math:mo>
              <math:mi>P</math:mi>
            </math:mrow>
            <math:mrow>
              <math:mo math:stretchy="false">(</math:mo>
              <math:mrow>
                <math:mrow>
                  <math:msub>
                    <math:mi>X</math:mi>
                    <math:mn>1</math:mn>
                  </math:msub>
                  <math:mo math:stretchy="false">&gt;</math:mo>
                  <math:mrow>
                    <math:mi>Y</math:mi>
                    <math:mo math:stretchy="false">∩</math:mo>
                    <math:msub>
                      <math:mi>X</math:mi>
                      <math:mn>2</math:mn>
                    </math:msub>
                  </math:mrow>
                </math:mrow>
                <math:mo math:stretchy="false">&gt;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row>
                  <math:munderover>
                    <math:mo math:stretchy="false">∑</math:mo>
                    <math:mrow>
                      <math:mi>y</math:mi>
                      <math:mo math:stretchy="false">=</math:mo>
                      <math:mn>1</math:mn>
                    </math:mrow>
                    <math:mi>k</math:mi>
                  </math:munderover>
                  <math:mi>P</math:mi>
                </math:mrow>
              </math:mrow>
            </math:mrow>
            <math:mrow>
              <math:mo math:stretchy="false">(</math:mo>
              <math:mrow>
                <math:mrow>
                  <math:mrow>
                    <math:mrow>
                      <math:msub>
                        <math:mi>X</math:mi>
                        <math:mn>1</math:mn>
                      </math:msub>
                      <math:mo math:stretchy="false">&gt;</math:mo>
                      <math:mrow>
                        <math:mi>Y</math:mi>
                        <math:mo math:stretchy="false">∩</math:mo>
                        <math:msub>
                          <math:mi>X</math:mi>
                          <math:mn>2</math:mn>
                        </math:msub>
                      </math:mrow>
                    </math:mrow>
                    <math:mo math:stretchy="false">&gt;</math:mo>
                    <math:mi>Y</math:mi>
                  </math:mrow>
                  <math:mo math:stretchy="false">∣</math:mo>
                  <math:mi>Y</math:mi>
                </math:mrow>
                <math:mo math:stretchy="false">=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i>Y</math:mi>
                <math:mo math:stretchy="false">=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frac>
                  <math:mrow>
                    <math:mn>1</math:mn>
                  </math:mrow>
                  <math:mrow>
                    <math:mi>k</math:mi>
                  </math:mrow>
                </math:mfrac>
              </math:mrow>
            </math:mrow>
            <math:mfenced math:open="" math:close="">
              <math:mrow>
                <math:mi>P</math:mi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&gt;</math:mo>
                    <math:mn>1</math:mn>
                  </math:mrow>
                  <math:mo math:stretchy="false">)</math:mo>
                </math:mrow>
                <math:mi>P</math:mi>
                <math:mrow>
                  <math:mrow>
                    <math:mo math:stretchy="false">(</math:mo>
                    <math:mrow>
                      <math:msub>
                        <math:mi>X</math:mi>
                        <math:mn>2</math:mn>
                      </math:msub>
                      <math:mo math:stretchy="false">&gt;</math:mo>
                      <math:mn>1</math:mn>
                    </math:mrow>
                    <math:mo math:stretchy="false">)</math:mo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&gt;</math:mo>
                    <math:mn>2</math:mn>
                  </math:mrow>
                  <math:mo math:stretchy="false">)</math:mo>
                </math:mrow>
                <math:mi>P</math:mi>
                <math:mrow>
                  <math:mrow>
                    <math:mrow>
                      <math:mo math:stretchy="false">(</math:mo>
                      <math:mrow>
                        <math:msub>
                          <math:mi>X</math:mi>
                          <math:mn>2</math:mn>
                        </math:msub>
                        <math:mo math:stretchy="false">&gt;</math:mo>
                        <math:mn>2</math:mn>
                      </math:mrow>
                      <math:mo math:stretchy="false">)</math:mo>
                    </math:mrow>
                    <math:mo math:stretchy="false">+</math:mo>
                    <math:mn>...</math:mn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&gt;</math:mo>
                    <math:mrow>
                      <math:mi>k</math:mi>
                      <math:mo math:stretchy="false">−</math:mo>
                      <math:mn>1</math:mn>
                    </math:mrow>
                  </math:mrow>
                  <math:mo math:stretchy="false">)</math:mo>
                </math:mrow>
                <math:mi>P</math:mi>
                <math:mrow>
                  <math:mo math:stretchy="false">(</math:mo>
                  <math:mrow>
                    <math:msub>
                      <math:mi>X</math:mi>
                      <math:mn>2</math:mn>
                    </math:msub>
                    <math:mo math:stretchy="false">&gt;</math:mo>
                    <math:mrow>
                      <math:mi>k</math:mi>
                      <math:mo math:stretchy="false">−</math:mo>
                      <math:mn>1</math:mn>
                    </math:mrow>
                  </math:mrow>
                  <math:mo math:stretchy="false">)</math:mo>
                </math:mrow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frac>
                  <math:mrow>
                    <math:mn>1</math:mn>
                  </math:mrow>
                  <math:mrow>
                    <math:mi>k</math:mi>
                  </math:mrow>
                </math:mfrac>
              </math:mrow>
            </math:mrow>
            <math:mfenced math:open="" math:close="">
              <math:mrow>
                <math:mrow>
                  <math:mrow>
                    <math:mfrac>
                      <math:mrow>
                        <math:msup>
                          <math:mrow>
                            <math:mo math:stretchy="false">(</math:mo>
                            <math:mrow>
                              <math:mi>k</math:mi>
                              <math:mo math:stretchy="false">−</math:mo>
                              <math:mn>1</math:mn>
                            </math:mrow>
                            <math:mo math:stretchy="false">)</math:mo>
                          </math:mrow>
                          <math:mn>2</math:mn>
                        </math:msup>
                      </math:mrow>
                      <math:mrow>
                        <math:msup>
                          <math:mi>k</math:mi>
                          <math:mn>2</math:mn>
                        </math:msup>
                      </math:mrow>
                    </math:mfrac>
                    <math:mo math:stretchy="false">+</math:mo>
                    <math:mfrac>
                      <math:mrow>
                        <math:msup>
                          <math:mrow>
                            <math:mo math:stretchy="false">(</math:mo>
                            <math:mrow>
                              <math:mi>k</math:mi>
                              <math:mo math:stretchy="false">−</math:mo>
                              <math:mn>2</math:mn>
                            </math:mrow>
                            <math:mo math:stretchy="false">)</math:mo>
                          </math:mrow>
                          <math:mn>2</math:mn>
                        </math:msup>
                      </math:mrow>
                      <math:mrow>
                        <math:msup>
                          <math:mi>k</math:mi>
                          <math:mn>2</math:mn>
                        </math:msup>
                      </math:mrow>
                    </math:mfrac>
                  </math:mrow>
                  <math:mo math:stretchy="false">+</math:mo>
                  <math:mn>...</math:mn>
                </math:mrow>
                <math:mo math:stretchy="false">+</math:mo>
                <math:mfrac>
                  <math:mrow>
                    <math:mn>1</math:mn>
                  </math:mrow>
                  <math:mrow>
                    <math:msup>
                      <math:mi>k</math:mi>
                      <math:mn>2</math:mn>
                    </math:msup>
                  </math:mrow>
                </math:mfrac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frac>
                  <math:mrow>
                    <math:mn>1</math:mn>
                  </math:mrow>
                  <math:mrow>
                    <math:msup>
                      <math:mi>k</math:mi>
                      <math:mn>3</math:mn>
                    </math:msup>
                  </math:mrow>
                </math:mfrac>
              </math:mrow>
            </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row>
                  <math:mi>k</math:mi>
                  <math:mo math:stretchy="false">−</math:mo>
                  <math:mn>1</math:mn>
                </math:mrow>
              </math:munderover>
              <math:msup>
                <math:mi>i</math:mi>
                <math:mn>2</math:mn>
              </math:msup>
            </math:mrow>
          </math:mrow>
        </math:mrow>
      </math:mtr>
      <math:mtr>
        <math:mrow>
          <math:mrow>
            <math:mrow>
              <math:msub>
                <math:mi>p</math:mi>
                <math:mrow>
                  <math:mn>2</math:mn>
                  <math:mo math:stretchy="false">−</math:mo>
                  <math:mn>1</math:mn>
                </math:mrow>
              </math:msub>
              <math:mo math:stretchy="false">=</math:mo>
              <math:mrow>
                <math:msub>
                  <math:mn>2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frac>
                  <math:mrow>
                    <math:mn>1</math:mn>
                  </math:mrow>
                  <math:mrow>
                    <math:msup>
                      <math:mi>k</math:mi>
                      <math:mn>3</math:mn>
                    </math:msup>
                  </math:mrow>
                </math:mfrac>
              </math:mrow>
            </math:mrow>
            <math:msubsup>
              <math:mi>S</math:mi>
              <math:mrow>
                <math:mi>k</math:mi>
                <math:mo math:stretchy="false">−</math:mo>
                <math:mn>1</math:mn>
              </math:mrow>
              <math:mn>2</math:mn>
            </math:msubsup>
          </math:mrow>
        </math:mrow>
      </math:mtr>
    </math:mtable>
    <math:annotation math:encoding="StarMath 5.0">alignl P(X_1 &gt; Y union X_2 &gt; Y) = P(X_1 &gt; Y) + P(X_2 &gt; Y) - P(X_1 &gt; Y intersection X_2 &gt; Y) newline
alignl ~~~~~~~~~~ = 2p_{1-1} - sum from {y=1} to {k} P(X_1 &gt; Y intersection X_2 &gt; Y divides Y=y)P(Y=y) newline
alignl ~~~~~~~~~~ = 2p_{1-1} - {alignc 1} over {alignc k} left( P(X_1&gt;1)P(X_2&gt;1) + P(X_1&gt;2)P(X_2&gt;2) + ... + P(X_1&gt;k-1)P(X_2&gt;k-1) right) newline
alignl ~~~~~~~~~~ = 2p_{1-1} - {alignc 1} over {alignc k} left( {alignc (k-1)^2} over {alignc k^2} + {alignc (k-2)^2} over {alignc k^2} +...+ {alignc 1} over {alignc k^2} right) newline
alignl ~~~~~~~~~~ = 2p_{1-1} - {alignc 1} over {alignc k^3} sum from {i=1} to {k-1} i^2 newline
alignl p_{2-1} = 2p_{1-1} - {alignc 1} over {alignc k^3} S^2_{k-1}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P</math:mi>
            <math:mrow>
              <math:mrow>
                <math:mo math:stretchy="false">(</math:mo>
                <math:mrow>
                  <math:mrow>
                    <math:mrow>
                      <math:msub>
                        <math:mi>X</math:mi>
                        <math:mn>1</math:mn>
                      </math:msub>
                      <math:mo math:stretchy="false">&gt;</math:mo>
                      <math:mrow>
                        <math:mi>Y</math:mi>
                        <math:mo math:stretchy="false">∪</math:mo>
                        <math:msub>
                          <math:mi>X</math:mi>
                          <math:mn>2</math:mn>
                        </math:msub>
                      </math:mrow>
                    </math:mrow>
                    <math:mo math:stretchy="false">&gt;</math:mo>
                    <math:mrow>
                      <math:mi>Y</math:mi>
                      <math:mo math:stretchy="false">∪</math:mo>
                      <math:msub>
                        <math:mi>X</math:mi>
                        <math:mn>3</math:mn>
                      </math:msub>
                    </math:mrow>
                  </math:mrow>
                  <math:mo math:stretchy="false">&gt;</math:mo>
                  <math:mi>Y</math:mi>
                </math:mrow>
                <math:mo math:stretchy="false">)</math:mo>
              </math:mrow>
              <math:mo math:stretchy="false">=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1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+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2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+</math:mo>
              <math:mi>P</math:mi>
            </math:mrow>
            <math:mrow>
              <math:mrow>
                <math:mo math:stretchy="false">(</math:mo>
                <math:mrow>
                  <math:msub>
                    <math:mi>X</math:mi>
                    <math:mn>3</math:mn>
                  </math:msub>
                  <math:mo math:stretchy="false">&gt;</math:mo>
                  <math:mi>Y</math:mi>
                </math:mrow>
                <math:mo math:stretchy="false">)</math:mo>
              </math:mrow>
              <math:mo math:stretchy="false">−</math:mo>
              <math:mi>P</math:mi>
            </math:mrow>
            <math:mrow>
              <math:mo math:stretchy="false">(</math:mo>
              <math:mrow>
                <math:mrow>
                  <math:msub>
                    <math:mi>X</math:mi>
                    <math:mn>1</math:mn>
                  </math:msub>
                  <math:mo math:stretchy="false">&gt;</math:mo>
                  <math:mrow>
                    <math:mi>Y</math:mi>
                    <math:mo math:stretchy="false">∩</math:mo>
                    <math:msub>
                      <math:mi>X</math:mi>
                      <math:mn>2</math:mn>
                    </math:msub>
                  </math:mrow>
                </math:mrow>
                <math:mo math:stretchy="false">&gt;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−</math:mo>
              <math:mi>P</math:mi>
            </math:mrow>
            <math:mrow>
              <math:mrow>
                <math:mo math:stretchy="false">(</math:mo>
                <math:mrow>
                  <math:mrow>
                    <math:msub>
                      <math:mi>X</math:mi>
                      <math:mn>2</math:mn>
                    </math:msub>
                    <math:mo math:stretchy="false">&gt;</math:mo>
                    <math:mrow>
                      <math:mi>Y</math:mi>
                      <math:mo math:stretchy="false">∩</math:mo>
                      <math:msub>
                        <math:mi>X</math:mi>
                        <math:mn>3</math:mn>
                      </math:msub>
                    </math:mrow>
                  </math:mrow>
                  <math:mo math:stretchy="false">&gt;</math:mo>
                  <math:mi>Y</math:mi>
                </math:mrow>
                <math:mo math:stretchy="false">)</math:mo>
              </math:mrow>
              <math:mo math:stretchy="false">−</math:mo>
              <math:mi>P</math:mi>
            </math:mrow>
            <math:mrow>
              <math:mrow>
                <math:mo math:stretchy="false">(</math:mo>
                <math:mrow>
                  <math:mrow>
                    <math:msub>
                      <math:mi>X</math:mi>
                      <math:mn>1</math:mn>
                    </math:msub>
                    <math:mo math:stretchy="false">&gt;</math:mo>
                    <math:mrow>
                      <math:mi>Y</math:mi>
                      <math:mo math:stretchy="false">∩</math:mo>
                      <math:msub>
                        <math:mi>X</math:mi>
                        <math:mn>3</math:mn>
                      </math:msub>
                    </math:mrow>
                  </math:mrow>
                  <math:mo math:stretchy="false">&gt;</math:mo>
                  <math:mi>Y</math:mi>
                </math:mrow>
                <math:mo math:stretchy="false">)</math:mo>
              </math:mrow>
              <math:mo math:stretchy="false">+</math:mo>
              <math:mi>P</math:mi>
            </math:mrow>
            <math:mrow>
              <math:mo math:stretchy="false">(</math:mo>
              <math:mrow>
                <math:mrow>
                  <math:mrow>
                    <math:msub>
                      <math:mi>X</math:mi>
                      <math:mn>1</math:mn>
                    </math:msub>
                    <math:mo math:stretchy="false">&gt;</math:mo>
                    <math:mrow>
                      <math:mi>Y</math:mi>
                      <math:mo math:stretchy="false">∩</math:mo>
                      <math:msub>
                        <math:mi>X</math:mi>
                        <math:mn>2</math:mn>
                      </math:msub>
                    </math:mrow>
                  </math:mrow>
                  <math:mo math:stretchy="false">&gt;</math:mo>
                  <math:mrow>
                    <math:mi>Y</math:mi>
                    <math:mo math:stretchy="false">∩</math:mo>
                    <math:msub>
                      <math:mi>X</math:mi>
                      <math:mn>3</math:mn>
                    </math:msub>
                  </math:mrow>
                </math:mrow>
                <math:mo math:stretchy="false">&gt;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row>
                <math:munderover>
                  <math:mo math:stretchy="false">∑</math:mo>
                  <math:mrow>
                    <math:mi>y</math:mi>
                    <math:mo math:stretchy="false">=</math:mo>
                    <math:mn>1</math:mn>
                  </math:mrow>
                  <math:mi>k</math:mi>
                </math:munderover>
                <math:mi>P</math:mi>
              </math:mrow>
            </math:mrow>
            <math:mrow>
              <math:mo math:stretchy="false">(</math:mo>
              <math:mrow>
                <math:mrow>
                  <math:mrow>
                    <math:mrow>
                      <math:mrow>
                        <math:msub>
                          <math:mi>X</math:mi>
                          <math:mn>1</math:mn>
                        </math:msub>
                        <math:mo math:stretchy="false">&gt;</math:mo>
                        <math:mrow>
                          <math:mi>Y</math:mi>
                          <math:mo math:stretchy="false">∩</math:mo>
                          <math:msub>
                            <math:mi>X</math:mi>
                            <math:mn>2</math:mn>
                          </math:msub>
                        </math:mrow>
                      </math:mrow>
                      <math:mo math:stretchy="false">&gt;</math:mo>
                      <math:mrow>
                        <math:mi>Y</math:mi>
                        <math:mo math:stretchy="false">∩</math:mo>
                        <math:msub>
                          <math:mi>X</math:mi>
                          <math:mn>3</math:mn>
                        </math:msub>
                      </math:mrow>
                    </math:mrow>
                    <math:mo math:stretchy="false">&gt;</math:mo>
                    <math:mi>Y</math:mi>
                  </math:mrow>
                  <math:mo math:stretchy="false">∣</math:mo>
                  <math:mi>Y</math:mi>
                </math:mrow>
                <math:mo math:stretchy="false">=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i>Y</math:mi>
                <math:mo math:stretchy="false">=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row>
              <math:munderover>
                <math:mo math:stretchy="false">∑</math:mo>
                <math:mrow>
                  <math:mi>y</math:mi>
                  <math:mo math:stretchy="false">=</math:mo>
                  <math:mn>1</math:mn>
                </math:mrow>
                <math:mi>k</math:mi>
              </math:munderover>
              <math:mi>P</math:mi>
            </math:mrow>
            <math:mrow>
              <math:mo math:stretchy="false">(</math:mo>
              <math:mrow>
                <math:msub>
                  <math:mi>X</math:mi>
                  <math:mn>1</math:mn>
                </math:msub>
                <math:mo math:stretchy="false">&gt;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sub>
                  <math:mi>X</math:mi>
                  <math:mn>2</math:mn>
                </math:msub>
                <math:mo math:stretchy="false">&gt;</math:mo>
                <math:mi>y</math:mi>
              </math:mrow>
              <math:mo math:stretchy="false">)</math:mo>
            </math:mrow>
            <math:mi>P</math:mi>
            <math:mrow>
              <math:mo math:stretchy="false">(</math:mo>
              <math:mrow>
                <math:msub>
                  <math:mi>X</math:mi>
                  <math:mn>3</math:mn>
                </math:msub>
                <math:mo math:stretchy="false">&gt;</math:mo>
                <math:mi>y</math:mi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row>
              <math:munderover>
                <math:mo math:stretchy="false">∑</math:mo>
                <math:mrow>
                  <math:mi>a</math:mi>
                  <math:mo math:stretchy="false">=</math:mo>
                  <math:mn>1</math:mn>
                </math:mrow>
                <math:mi>k</math:mi>
              </math:munderover>
              <math:mfenced math:open="" math:close="">
                <math:mfrac>
                  <math:mrow>
                    <math:msup>
                      <math:mrow>
                        <math:mo math:stretchy="false">(</math:mo>
                        <math:mrow>
                          <math:mi>k</math:mi>
                          <math:mo math:stretchy="false">−</math:mo>
                          <math:mi>a</math:mi>
                        </math:mrow>
                        <math:mo math:stretchy="false">)</math:mo>
                      </math:mrow>
                      <math:mn>3</math:mn>
                    </math:msup>
                  </math:mrow>
                  <math:mrow>
                    <math:msup>
                      <math:mi>k</math:mi>
                      <math:mn>3</math:mn>
                    </math:msup>
                  </math:mrow>
                </math:mfrac>
              </math:mfenced>
            </math:mrow>
          </math:mrow>
        </math:mrow>
      </math:mtr>
      <math:mtr>
        <math:mrow>
          <math:mrow>
            <math:mrow>
              <math:mi/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frac>
                <math:mrow>
                  <math:mn>1</math:mn>
                </math:mrow>
                <math:mrow>
                  <math:msup>
                    <math:mi>k</math:mi>
                    <math:mn>4</math:mn>
                  </math:msup>
                </math:mrow>
              </math:mfrac>
            </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row>
                  <math:mi>k</math:mi>
                  <math:mo math:stretchy="false">−</math:mo>
                  <math:mn>1</math:mn>
                </math:mrow>
              </math:munderover>
              <math:msup>
                <math:mi>i</math:mi>
                <math:mn>2</math:mn>
              </math:msup>
            </math:mrow>
          </math:mrow>
        </math:mrow>
      </math:mtr>
      <math:mtr>
        <math:mrow>
          <math:mrow>
            <math:mrow>
              <math:msub>
                <math:mi>p</math:mi>
                <math:mrow>
                  <math:mn>3</math:mn>
                  <math:mo math:stretchy="false">−</math:mo>
                  <math:mn>1</math:mn>
                </math:mrow>
              </math:msub>
              <math:mo math:stretchy="false">=</math:mo>
              <math:mrow>
                <math:msub>
                  <math:mn>3p</math:mn>
                  <math:mrow>
                    <math:mn>1</math:mn>
                    <math:mo math:stretchy="false">−</math:mo>
                    <math:mn>1</math:mn>
                  </math:mrow>
                </math:msub>
                <math:mo math:stretchy="false">−</math:mo>
                <math:mn>3</math:mn>
              </math:mrow>
            </math:mrow>
            <math:mfrac>
              <math:mrow>
                <math:mn>1</math:mn>
              </math:mrow>
              <math:mrow>
                <math:msup>
                  <math:mi>k</math:mi>
                  <math:mn>3</math:mn>
                </math:msup>
              </math:mrow>
            </math:mfrac>
            <math:mrow>
              <math:msubsup>
                <math:mi>S</math:mi>
                <math:mrow>
                  <math:mi>k</math:mi>
                  <math:mo math:stretchy="false">−</math:mo>
                  <math:mn>1</math:mn>
                </math:mrow>
                <math:mn>2</math:mn>
              </math:msubsup>
              <math:mo math:stretchy="false">+</math:mo>
              <math:mfrac>
                <math:mrow>
                  <math:mn>1</math:mn>
                </math:mrow>
                <math:mrow>
                  <math:msup>
                    <math:mi>k</math:mi>
                    <math:mn>4</math:mn>
                  </math:msup>
                </math:mrow>
              </math:mfrac>
            </math:mrow>
            <math:msubsup>
              <math:mi>S</math:mi>
              <math:mrow>
                <math:mi>k</math:mi>
                <math:mo math:stretchy="false">−</math:mo>
                <math:mn>1</math:mn>
              </math:mrow>
              <math:mn>3</math:mn>
            </math:msubsup>
          </math:mrow>
        </math:mrow>
      </math:mtr>
    </math:mtable>
    <math:annotation math:encoding="StarMath 5.0">alignl P(X_1 &gt; Y union X_2 &gt; Y union X_3 &gt; Y) = P(X_1 &gt; Y) + P(X_2 &gt; Y) + P(X_3 &gt; Y) - P(X_1 &gt; Y intersection X_2 &gt; Y) newline
alignl ~~~~~~~~~~~~~ - P(X_2 &gt; Y intersection X_3 &gt; Y) - P(X_1 &gt; Y intersection X_3 &gt; Y) + P(X_1 &gt; Y intersection X_2 &gt; Y intersection X_3 &gt; Y)newline
alignl ~~~~~~~~~~ = 3p_{1-1} - 3 {alignc 1} over {alignc k^3} S^2_{k-1} + sum from {y=1} to {k} P(X_1 &gt; Y intersection X_2 &gt; Y intersection X_3 &gt; Y divides Y=y)P(Y=y) newline
alignl ~~~~~~~~~~ = 3p_{1-1} - 3 {alignc 1} over {alignc k^3} S^2_{k-1} + {alignc 1} over {alignc k} sum from {y=1} to {k} P(X_1&gt;y)P(X_2&gt;y)P(X_3&gt;y) newline
alignl ~~~~~~~~~~ = 3p_{1-1} - 3 {alignc 1} over {alignc k^3} S^2_{k-1} + {alignc 1} over {alignc k} sum from {a=1} to {k} left( {alignc (k-a)^3} over {alignc k^3} right) newline
alignl ~~~~~~~~~~ = 3p_{1-1} - 3 {alignc 1} over {alignc k^3} S^2_{k-1} + {alignc 1} over {alignc k^4} sum from {i=1} to {k-1} i^2 newline
alignl p_{3-1} = 3p_{1-1} - 3 {alignc 1} over {alignc k^3} S^2_{k-1} + {alignc 1} over {alignc k^4} S^3_{k-1}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table>
      <math:mtr>
        <math:mrow>
          <math:mrow>
            <math:mi>P</math:mi>
            <math:mrow>
              <math:mrow>
                <math:mo math:stretchy="false">(</math:mo>
                <math:mrow>
                  <math:mrow>
                    <math:mi>X</math:mi>
                    <math:mo math:stretchy="false">&gt;</math:mo>
                    <math:mrow>
                      <math:msub>
                        <math:mi>Y</math:mi>
                        <math:mn>1</math:mn>
                      </math:msub>
                      <math:mo math:stretchy="false">∩</math:mo>
                      <math:mi>X</math:mi>
                    </math:mrow>
                  </math:mrow>
                  <math:mo math:stretchy="false">&gt;</math:mo>
                  <math:msub>
                    <math:mi>Y</math:mi>
                    <math:mn>2</math:mn>
                  </math:msub>
                </math:mrow>
                <math:mo math:stretchy="false">)</math:mo>
              </math:mrow>
              <math:mo math:stretchy="false">=</math:mo>
              <math:mrow>
                <math:munderover>
                  <math:mo math:stretchy="false">∑</math:mo>
                  <math:mrow>
                    <math:mrow>
                      <math:msub>
                        <math:mi>y</math:mi>
                        <math:mn>1</math:mn>
                      </math:msub>
                      <math:mo math:stretchy="false">=</math:mo>
                      <math:mn>1,</math:mn>
                    </math:mrow>
                    <math:mrow>
                      <math:msub>
                        <math:mi>y</math:mi>
                        <math:mn>2</math:mn>
                      </math:msub>
                      <math:mo math:stretchy="false">=</math:mo>
                      <math:mn>1</math:mn>
                    </math:mrow>
                  </math:mrow>
                  <math:mi>k</math:mi>
                </math:munderover>
                <math:mi>P</math:mi>
              </math:mrow>
            </math:mrow>
            <math:mrow>
              <math:mo math:stretchy="false">(</math:mo>
              <math:mrow>
                <math:mrow>
                  <math:mrow>
                    <math:mrow>
                      <math:mrow>
                        <math:mi>X</math:mi>
                        <math:mo math:stretchy="false">&gt;</math:mo>
                        <math:mrow>
                          <math:msub>
                            <math:mi>Y</math:mi>
                            <math:mn>1</math:mn>
                          </math:msub>
                          <math:mo math:stretchy="false">∩</math:mo>
                          <math:mi>X</math:mi>
                        </math:mrow>
                      </math:mrow>
                      <math:mo math:stretchy="false">&gt;</math:mo>
                      <math:msub>
                        <math:mi>Y</math:mi>
                        <math:mn>2</math:mn>
                      </math:msub>
                    </math:mrow>
                    <math:mo math:stretchy="false">∣</math:mo>
                    <math:msub>
                      <math:mi>Y</math:mi>
                      <math:mn>1</math:mn>
                    </math:msub>
                  </math:mrow>
                  <math:mo math:stretchy="false">=</math:mo>
                  <math:mrow>
                    <math:msub>
                      <math:mi>y</math:mi>
                      <math:mn>1</math:mn>
                    </math:msub>
                    <math:mo math:stretchy="false">∩</math:mo>
                    <math:msub>
                      <math:mi>Y</math:mi>
                      <math:mn>2</math:mn>
                    </math:msub>
                  </math:mrow>
                </math:mrow>
                <math:mo math:stretchy="false">=</math:mo>
                <math:msub>
                  <math:mi>y</math:mi>
                  <math:mn>2</math:mn>
                </math:msub>
              </math:mrow>
              <math:mo math:stretchy="false">)</math:mo>
            </math:mrow>
            <math:mi>P</math:mi>
            <math:mrow>
              <math:mo math:stretchy="false">(</math:mo>
              <math:mrow>
                <math:mrow>
                  <math:msub>
                    <math:mi>Y</math:mi>
                    <math:mn>1</math:mn>
                  </math:msub>
                  <math:mo math:stretchy="false">=</math:mo>
                  <math:mrow>
                    <math:msub>
                      <math:mi>y</math:mi>
                      <math:mn>1</math:mn>
                    </math:msub>
                    <math:mo math:stretchy="false">∩</math:mo>
                    <math:msub>
                      <math:mi>Y</math:mi>
                      <math:mn>2</math:mn>
                    </math:msub>
                  </math:mrow>
                </math:mrow>
                <math:mo math:stretchy="false">=</math:mo>
                <math:msub>
                  <math:mi>y</math:mi>
                  <math:mn>2</math:mn>
                </math:msub>
              </math:mrow>
              <math:mo math:stretchy="false">)</math:mo>
            </math:mrow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frac>
              <math:mrow>
                <math:mn>1</math:mn>
              </math:mrow>
              <math:mrow>
                <math:mi>k</math:mi>
              </math:mrow>
            </math:mfrac>
            <math:mfenced math:open="" math:close="">
              <math:mrow>
                <math:mi>P</math:mi>
                <math:mrow>
                  <math:mo math:stretchy="false">(</math:mo>
                  <math:mrow>
                    <math:mi>X</math:mi>
                    <math:mo math:stretchy="false">&gt;</math:mo>
                    <math:mn>1</math:mn>
                  </math:mrow>
                  <math:mo math:stretchy="false">)</math:mo>
                </math:mrow>
                <math:mrow>
                  <math:mrow>
                    <math:mo math:stretchy="false">(</math:mo>
                    <math:mn>1</math:mn>
                    <math:mo math:stretchy="false">)</math:mo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i>X</math:mi>
                    <math:mo math:stretchy="false">&gt;</math:mo>
                    <math:mn>2</math:mn>
                  </math:mrow>
                  <math:mo math:stretchy="false">)</math:mo>
                </math:mrow>
                <math:mrow>
                  <math:mrow>
                    <math:mo math:stretchy="false">(</math:mo>
                    <math:mn>3</math:mn>
                    <math:mo math:stretchy="false">)</math:mo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i>X</math:mi>
                    <math:mo math:stretchy="false">&gt;</math:mo>
                    <math:mn>3</math:mn>
                  </math:mrow>
                  <math:mo math:stretchy="false">)</math:mo>
                </math:mrow>
                <math:mrow>
                  <math:mrow>
                    <math:mrow>
                      <math:mo math:stretchy="false">(</math:mo>
                      <math:mn>5</math:mn>
                      <math:mo math:stretchy="false">)</math:mo>
                    </math:mrow>
                    <math:mo math:stretchy="false">+</math:mo>
                    <math:mn>...</math:mn>
                  </math:mrow>
                  <math:mo math:stretchy="false">+</math:mo>
                  <math:mi>P</math:mi>
                </math:mrow>
                <math:mrow>
                  <math:mo math:stretchy="false">(</math:mo>
                  <math:mrow>
                    <math:mi>X</math:mi>
                    <math:mo math:stretchy="false">&gt;</math:mo>
                    <math:mrow>
                      <math:mi>k</math:mi>
                      <math:mo math:stretchy="false">−</math:mo>
                      <math:mn>1</math:mn>
                    </math:mrow>
                  </math:mrow>
                  <math:mo math:stretchy="false">)</math:mo>
                </math:mrow>
                <math:mrow>
                  <math:mo math:stretchy="false">(</math:mo>
                  <math:mrow>
                    <math:mn>2</math:mn>
                    <math:mrow>
                      <math:mrow>
                        <math:mo math:stretchy="false">(</math:mo>
                        <math:mrow>
                          <math:mi>k</math:mi>
                          <math:mo math:stretchy="false">−</math:mo>
                          <math:mn>2</math:mn>
                        </math:mrow>
                        <math:mo math:stretchy="false">)</math:mo>
                      </math:mrow>
                      <math:mo math:stretchy="false">+</math:mo>
                      <math:mn>1</math:mn>
                    </math:mrow>
                  </math:mrow>
                  <math:mo math:stretchy="false">)</math:mo>
                </math:mrow>
              </math:mrow>
            </math:mfenced>
          </math:mrow>
        </math:mrow>
      </math:mtr>
      <math:mtr>
        <math:mrow>
          <math:mrow>
            <math:mrow>
              <math:mi/>
              <math:mo math:stretchy="false">=</math:mo>
              <math:mfrac>
                <math:mrow>
                  <math:mn>1</math:mn>
                </math:mrow>
                <math:mrow>
                  <math:mi>k</math:mi>
                </math:mrow>
              </math:mfrac>
            </math:mrow>
            <math:mfrac>
              <math:mrow>
                <math:mn>1</math:mn>
              </math:mrow>
              <math:mrow>
                <math:mi>k</math:mi>
              </math:mrow>
            </math:mfrac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i>k</math:mi>
              </math:munderover>
              <math:mfenced math:open="" math:close="">
                <math:mrow>
                  <math:mfrac>
                    <math:mrow>
                      <math:mrow>
                        <math:mi>k</math:mi>
                        <math:mo math:stretchy="false">−</math:mo>
                        <math:mi>i</math:mi>
                      </math:mrow>
                    </math:mrow>
                    <math:mrow>
                      <math:mi>k</math:mi>
                    </math:mrow>
                  </math:mfrac>
                  <math:mfenced math:open="" math:close="">
                    <math:mrow>
                      <math:mn>2</math:mn>
                      <math:mrow>
                        <math:mrow>
                          <math:mo math:stretchy="false">(</math:mo>
                          <math:mrow>
                            <math:mi>i</math:mi>
                            <math:mo math:stretchy="false">−</math:mo>
                            <math:mn>1</math:mn>
                          </math:mrow>
                          <math:mo math:stretchy="false">)</math:mo>
                        </math:mrow>
                        <math:mo math:stretchy="false">+</math:mo>
                        <math:mn>1</math:mn>
                      </math:mrow>
                    </math:mrow>
                  </math:mfenced>
                </math:mrow>
              </math:mfenced>
            </math:mrow>
          </math:mrow>
        </math:mrow>
      </math:mtr>
      <math:mtr>
        <math:mrow>
          <math:mrow>
            <math:mrow>
              <math:msub>
                <math:mi>p</math:mi>
                <math:mrow>
                  <math:mn>1</math:mn>
                  <math:mo math:stretchy="false">−</math:mo>
                  <math:mn>2</math:mn>
                </math:mrow>
              </math:msub>
              <math:mo math:stretchy="false">=</math:mo>
              <math:mfrac>
                <math:mrow>
                  <math:mn>1</math:mn>
                </math:mrow>
                <math:mrow>
                  <math:msup>
                    <math:mi>k</math:mi>
                    <math:mn>3</math:mn>
                  </math:msup>
                </math:mrow>
              </math:mfrac>
            </math:mrow>
            <math:mrow>
              <math:munderover>
                <math:mo math:stretchy="false">∑</math:mo>
                <math:mrow>
                  <math:mi>i</math:mi>
                  <math:mo math:stretchy="false">=</math:mo>
                  <math:mn>1</math:mn>
                </math:mrow>
                <math:mrow>
                  <math:mi>k</math:mi>
                  <math:mo math:stretchy="false">−</math:mo>
                  <math:mn>1</math:mn>
                </math:mrow>
              </math:munderover>
              <math:mrow>
                <math:mo math:stretchy="false">(</math:mo>
                <math:mrow>
                  <math:mi>k</math:mi>
                  <math:mo math:stretchy="false">−</math:mo>
                  <math:mi>i</math:mi>
                </math:mrow>
                <math:mo math:stretchy="false">)</math:mo>
              </math:mrow>
            </math:mrow>
            <math:mfenced math:open="" math:close="">
              <math:mrow>
                <math:mn>2</math:mn>
                <math:mrow>
                  <math:mrow>
                    <math:mo math:stretchy="false">(</math:mo>
                    <math:mrow>
                      <math:mi>i</math:mi>
                      <math:mo math:stretchy="false">−</math:mo>
                      <math:mn>1</math:mn>
                    </math:mrow>
                    <math:mo math:stretchy="false">)</math:mo>
                  </math:mrow>
                  <math:mo math:stretchy="false">+</math:mo>
                  <math:mn>1</math:mn>
                </math:mrow>
              </math:mrow>
            </math:mfenced>
          </math:mrow>
        </math:mrow>
      </math:mtr>
    </math:mtable>
    <math:annotation math:encoding="StarMath 5.0">alignl P(X &gt; Y_1 intersection X &gt; Y_2) = sum from {y_1=1, y_2=1} to {k} P(X &gt; Y_1 intersection X &gt; Y_2 divides Y_1=y_1 intersection Y_2=y_2)P(Y_1=y_1 intersection Y_2=y_2) newline
alignl ~~~~~~~~~~ = {alignc 1} over {alignc k} {alignc 1} over {alignc k} left( P(X&gt;1)(1) + P(X&gt;2)(3) + P(X&gt;3)(5) + ... + P(X&gt;k-1)(2(k-2)+1) right) newline
alignl ~~~~~~~~~~ = {alignc 1} over {alignc k} {alignc 1} over {alignc k} sum from {i=1} to {k} left( {alignc k-i} over {alignc k} left( 2(i-1)+1 right) right) newline
alignl p_{1-2} = {alignc 1} over {alignc k^3} sum from {i=1} to {k-1} (k-i) left( 2(i-1)+1 right) newline
</math:annotation>
  </math:semantics>
</math:math>
</file>